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09in"/>
    </style:style>
    <style:style style:name="co2" style:family="table-column">
      <style:table-column-properties fo:break-before="auto" style:column-width="0.9791in"/>
    </style:style>
    <style:style style:name="co3" style:family="table-column">
      <style:table-column-properties fo:break-before="auto" style:column-width="2.198in"/>
    </style:style>
    <style:style style:name="co4" style:family="table-column">
      <style:table-column-properties fo:break-before="auto" style:column-width="2.4484in"/>
    </style:style>
    <style:style style:name="co5" style:family="table-column">
      <style:table-column-properties fo:break-before="auto" style:column-width="1.3819in"/>
    </style:style>
    <style:style style:name="co6" style:family="table-column">
      <style:table-column-properties fo:break-before="auto" style:column-width="1.3929in"/>
    </style:style>
    <style:style style:name="co7" style:family="table-column">
      <style:table-column-properties fo:break-before="auto" style:column-width="1.4689in"/>
    </style:style>
    <style:style style:name="co8" style:family="table-column">
      <style:table-column-properties fo:break-before="auto" style:column-width="0.82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Номер</text:p>
          </table:table-cell>
          <table:table-cell table:style-name="ce1" office:value-type="string">
            <text:p>Тип</text:p>
          </table:table-cell>
          <table:table-cell table:style-name="ce1" office:value-type="string">
            <text:p>Название</text:p>
          </table:table-cell>
          <table:table-cell table:style-name="ce1" office:value-type="string">
            <text:p>Адрес</text:p>
          </table:table-cell>
          <table:table-cell table:style-name="ce1" office:value-type="string">
            <text:p>УНП</text:p>
          </table:table-cell>
          <table:table-cell table:style-name="ce1" office:value-type="string">
            <text:p>ОКПО</text:p>
          </table:table-cell>
          <table:table-cell table:style-name="ce1" office:value-type="string">
            <text:p>Р/сч</text:p>
          </table:table-cell>
          <table:table-cell table:style-name="ce1" office:value-type="string">
            <text:p>Сетевик</text:p>
          </table:table-cell>
        </table:table-row>
        <table:table-row table:style-name="ro2">
          <table:table-cell office:value-type="float" office:value="756984254965">
            <text:p>756984254965</text:p>
          </table:table-cell>
          <table:table-cell office:value-type="string">
            <text:p>ООО</text:p>
          </table:table-cell>
          <table:table-cell office:value-type="string">
            <text:p>Абвгдейка</text:p>
          </table:table-cell>
          <table:table-cell office:value-type="string">
            <text:p>ул. Красных партизан, 1</text:p>
          </table:table-cell>
          <table:table-cell office:value-type="float" office:value="345679245">
            <text:p>345679245</text:p>
          </table:table-cell>
          <table:table-cell office:value-type="float" office:value="297564358912">
            <text:p>297564358912</text:p>
          </table:table-cell>
          <table:table-cell office:value-type="float" office:value="4679285316459">
            <text:p>4679285316459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4966">
            <text:p>756984254966</text:p>
          </table:table-cell>
          <table:table-cell office:value-type="string">
            <text:p>ЧП</text:p>
          </table:table-cell>
          <table:table-cell office:value-type="string">
            <text:p>Стиль</text:p>
          </table:table-cell>
          <table:table-cell office:value-type="string">
            <text:p>ул. Красных партизан, 2</text:p>
          </table:table-cell>
          <table:table-cell office:value-type="float" office:value="345679246">
            <text:p>345679246</text:p>
          </table:table-cell>
          <table:table-cell office:value-type="float" office:value="297564358913">
            <text:p>297564358913</text:p>
          </table:table-cell>
          <table:table-cell office:value-type="float" office:value="4679285316460">
            <text:p>4679285316460</text:p>
          </table:table-cell>
          <table:table-cell/>
        </table:table-row>
        <table:table-row table:style-name="ro2">
          <table:table-cell office:value-type="float" office:value="756984254967">
            <text:p>756984254967</text:p>
          </table:table-cell>
          <table:table-cell office:value-type="string">
            <text:p>ЧУП</text:p>
          </table:table-cell>
          <table:table-cell office:value-type="string">
            <text:p>Заря</text:p>
          </table:table-cell>
          <table:table-cell office:value-type="string">
            <text:p>ул. Красных партизан, 3</text:p>
          </table:table-cell>
          <table:table-cell office:value-type="float" office:value="345679247">
            <text:p>345679247</text:p>
          </table:table-cell>
          <table:table-cell office:value-type="float" office:value="297564358914">
            <text:p>297564358914</text:p>
          </table:table-cell>
          <table:table-cell office:value-type="float" office:value="4679285316461">
            <text:p>4679285316461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4968">
            <text:p>756984254968</text:p>
          </table:table-cell>
          <table:table-cell office:value-type="string">
            <text:p>ЧП</text:p>
          </table:table-cell>
          <table:table-cell office:value-type="string">
            <text:p>Новые решения</text:p>
          </table:table-cell>
          <table:table-cell office:value-type="string">
            <text:p>ул. Красных партизан, 4</text:p>
          </table:table-cell>
          <table:table-cell office:value-type="float" office:value="345679248">
            <text:p>345679248</text:p>
          </table:table-cell>
          <table:table-cell office:value-type="float" office:value="297564358915">
            <text:p>297564358915</text:p>
          </table:table-cell>
          <table:table-cell office:value-type="float" office:value="4679285316462">
            <text:p>4679285316462</text:p>
          </table:table-cell>
          <table:table-cell/>
        </table:table-row>
        <table:table-row table:style-name="ro2">
          <table:table-cell office:value-type="float" office:value="756984254969">
            <text:p>756984254969</text:p>
          </table:table-cell>
          <table:table-cell office:value-type="string">
            <text:p>ООО</text:p>
          </table:table-cell>
          <table:table-cell office:value-type="string">
            <text:p>Оченьмногобукввэтомназваниифирмычтопрямнепомещается</text:p>
          </table:table-cell>
          <table:table-cell office:value-type="string">
            <text:p>ул. Красных партизан, 5</text:p>
          </table:table-cell>
          <table:table-cell office:value-type="float" office:value="345679249">
            <text:p>345679249</text:p>
          </table:table-cell>
          <table:table-cell office:value-type="float" office:value="297564358916">
            <text:p>297564358916</text:p>
          </table:table-cell>
          <table:table-cell office:value-type="float" office:value="4679285316463">
            <text:p>4679285316463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4970">
            <text:p>756984254970</text:p>
          </table:table-cell>
          <table:table-cell office:value-type="string">
            <text:p>ООО</text:p>
          </table:table-cell>
          <table:table-cell office:value-type="string">
            <text:p>Абвгдейка</text:p>
          </table:table-cell>
          <table:table-cell office:value-type="string">
            <text:p>ул. Красных партизан, 6</text:p>
          </table:table-cell>
          <table:table-cell office:value-type="float" office:value="345679250">
            <text:p>345679250</text:p>
          </table:table-cell>
          <table:table-cell office:value-type="float" office:value="297564358917">
            <text:p>297564358917</text:p>
          </table:table-cell>
          <table:table-cell office:value-type="float" office:value="4679285316464">
            <text:p>4679285316464</text:p>
          </table:table-cell>
          <table:table-cell/>
        </table:table-row>
        <table:table-row table:style-name="ro2">
          <table:table-cell office:value-type="float" office:value="756984254971">
            <text:p>756984254971</text:p>
          </table:table-cell>
          <table:table-cell office:value-type="string">
            <text:p>ЧП</text:p>
          </table:table-cell>
          <table:table-cell office:value-type="string">
            <text:p>Стиль</text:p>
          </table:table-cell>
          <table:table-cell office:value-type="string">
            <text:p>ул. Красных партизан, 7</text:p>
          </table:table-cell>
          <table:table-cell office:value-type="float" office:value="345679251">
            <text:p>345679251</text:p>
          </table:table-cell>
          <table:table-cell office:value-type="float" office:value="297564358918">
            <text:p>297564358918</text:p>
          </table:table-cell>
          <table:table-cell office:value-type="float" office:value="4679285316465">
            <text:p>4679285316465</text:p>
          </table:table-cell>
          <table:table-cell/>
        </table:table-row>
        <table:table-row table:style-name="ro2">
          <table:table-cell office:value-type="float" office:value="756984254972">
            <text:p>756984254972</text:p>
          </table:table-cell>
          <table:table-cell office:value-type="string">
            <text:p>ЧУП</text:p>
          </table:table-cell>
          <table:table-cell office:value-type="string">
            <text:p>Заря</text:p>
          </table:table-cell>
          <table:table-cell office:value-type="string">
            <text:p>ул. Красных партизан, 8</text:p>
          </table:table-cell>
          <table:table-cell office:value-type="float" office:value="345679252">
            <text:p>345679252</text:p>
          </table:table-cell>
          <table:table-cell office:value-type="float" office:value="297564358919">
            <text:p>297564358919</text:p>
          </table:table-cell>
          <table:table-cell office:value-type="float" office:value="4679285316466">
            <text:p>4679285316466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4973">
            <text:p>756984254973</text:p>
          </table:table-cell>
          <table:table-cell office:value-type="string">
            <text:p>ЧП</text:p>
          </table:table-cell>
          <table:table-cell office:value-type="string">
            <text:p>Новые решения</text:p>
          </table:table-cell>
          <table:table-cell office:value-type="string">
            <text:p>ул. Красных партизан, 9</text:p>
          </table:table-cell>
          <table:table-cell office:value-type="float" office:value="345679253">
            <text:p>345679253</text:p>
          </table:table-cell>
          <table:table-cell office:value-type="float" office:value="297564358920">
            <text:p>297564358920</text:p>
          </table:table-cell>
          <table:table-cell office:value-type="float" office:value="4679285316467">
            <text:p>4679285316467</text:p>
          </table:table-cell>
          <table:table-cell/>
        </table:table-row>
        <table:table-row table:style-name="ro2">
          <table:table-cell office:value-type="float" office:value="756984254974">
            <text:p>756984254974</text:p>
          </table:table-cell>
          <table:table-cell office:value-type="string">
            <text:p>ООО</text:p>
          </table:table-cell>
          <table:table-cell office:value-type="string">
            <text:p>Оченьмногобукввэтомназваниифирмычтопрямнепомещается</text:p>
          </table:table-cell>
          <table:table-cell office:value-type="string">
            <text:p>ул. Красных партизан, 10</text:p>
          </table:table-cell>
          <table:table-cell office:value-type="float" office:value="345679254">
            <text:p>345679254</text:p>
          </table:table-cell>
          <table:table-cell office:value-type="float" office:value="297564358921">
            <text:p>297564358921</text:p>
          </table:table-cell>
          <table:table-cell office:value-type="float" office:value="4679285316468">
            <text:p>4679285316468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4975">
            <text:p>756984254975</text:p>
          </table:table-cell>
          <table:table-cell office:value-type="string">
            <text:p>ООО</text:p>
          </table:table-cell>
          <table:table-cell office:value-type="string">
            <text:p>Абвгдейка</text:p>
          </table:table-cell>
          <table:table-cell office:value-type="string">
            <text:p>ул. Красных партизан, 11</text:p>
          </table:table-cell>
          <table:table-cell office:value-type="float" office:value="345679255">
            <text:p>345679255</text:p>
          </table:table-cell>
          <table:table-cell office:value-type="float" office:value="297564358922">
            <text:p>297564358922</text:p>
          </table:table-cell>
          <table:table-cell office:value-type="float" office:value="4679285316469">
            <text:p>4679285316469</text:p>
          </table:table-cell>
          <table:table-cell/>
        </table:table-row>
        <table:table-row table:style-name="ro2">
          <table:table-cell office:value-type="float" office:value="756984254976">
            <text:p>756984254976</text:p>
          </table:table-cell>
          <table:table-cell office:value-type="string">
            <text:p>ЧП</text:p>
          </table:table-cell>
          <table:table-cell office:value-type="string">
            <text:p>Стиль</text:p>
          </table:table-cell>
          <table:table-cell office:value-type="string">
            <text:p>ул. Красных партизан, 12</text:p>
          </table:table-cell>
          <table:table-cell office:value-type="float" office:value="345679256">
            <text:p>345679256</text:p>
          </table:table-cell>
          <table:table-cell office:value-type="float" office:value="297564358923">
            <text:p>297564358923</text:p>
          </table:table-cell>
          <table:table-cell office:value-type="float" office:value="4679285316470">
            <text:p>4679285316470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4977">
            <text:p>756984254977</text:p>
          </table:table-cell>
          <table:table-cell office:value-type="string">
            <text:p>ЧУП</text:p>
          </table:table-cell>
          <table:table-cell office:value-type="string">
            <text:p>Заря</text:p>
          </table:table-cell>
          <table:table-cell office:value-type="string">
            <text:p>ул. Красных партизан, 13</text:p>
          </table:table-cell>
          <table:table-cell office:value-type="float" office:value="345679257">
            <text:p>345679257</text:p>
          </table:table-cell>
          <table:table-cell office:value-type="float" office:value="297564358924">
            <text:p>297564358924</text:p>
          </table:table-cell>
          <table:table-cell office:value-type="float" office:value="4679285316471">
            <text:p>4679285316471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4978">
            <text:p>756984254978</text:p>
          </table:table-cell>
          <table:table-cell office:value-type="string">
            <text:p>ЧП</text:p>
          </table:table-cell>
          <table:table-cell office:value-type="string">
            <text:p>Новые решения</text:p>
          </table:table-cell>
          <table:table-cell office:value-type="string">
            <text:p>ул. Красных партизан, 14</text:p>
          </table:table-cell>
          <table:table-cell office:value-type="float" office:value="345679258">
            <text:p>345679258</text:p>
          </table:table-cell>
          <table:table-cell office:value-type="float" office:value="297564358925">
            <text:p>297564358925</text:p>
          </table:table-cell>
          <table:table-cell office:value-type="float" office:value="4679285316472">
            <text:p>4679285316472</text:p>
          </table:table-cell>
          <table:table-cell/>
        </table:table-row>
        <table:table-row table:style-name="ro2">
          <table:table-cell office:value-type="float" office:value="756984254979">
            <text:p>756984254979</text:p>
          </table:table-cell>
          <table:table-cell office:value-type="string">
            <text:p>ООО</text:p>
          </table:table-cell>
          <table:table-cell office:value-type="string">
            <text:p>Оченьмногобукввэтомназваниифирмычтопрямнепомещается</text:p>
          </table:table-cell>
          <table:table-cell office:value-type="string">
            <text:p>ул. Красных партизан, 15</text:p>
          </table:table-cell>
          <table:table-cell office:value-type="float" office:value="345679259">
            <text:p>345679259</text:p>
          </table:table-cell>
          <table:table-cell office:value-type="float" office:value="297564358926">
            <text:p>297564358926</text:p>
          </table:table-cell>
          <table:table-cell office:value-type="float" office:value="4679285316473">
            <text:p>4679285316473</text:p>
          </table:table-cell>
          <table:table-cell/>
        </table:table-row>
        <table:table-row table:style-name="ro2">
          <table:table-cell office:value-type="float" office:value="756984254980">
            <text:p>756984254980</text:p>
          </table:table-cell>
          <table:table-cell office:value-type="string">
            <text:p>ООО</text:p>
          </table:table-cell>
          <table:table-cell office:value-type="string">
            <text:p>Абвгдейка</text:p>
          </table:table-cell>
          <table:table-cell office:value-type="string">
            <text:p>ул. Красных партизан, 16</text:p>
          </table:table-cell>
          <table:table-cell office:value-type="float" office:value="345679260">
            <text:p>345679260</text:p>
          </table:table-cell>
          <table:table-cell office:value-type="float" office:value="297564358927">
            <text:p>297564358927</text:p>
          </table:table-cell>
          <table:table-cell office:value-type="float" office:value="4679285316474">
            <text:p>4679285316474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4981">
            <text:p>756984254981</text:p>
          </table:table-cell>
          <table:table-cell office:value-type="string">
            <text:p>ЧП</text:p>
          </table:table-cell>
          <table:table-cell office:value-type="string">
            <text:p>Стиль</text:p>
          </table:table-cell>
          <table:table-cell office:value-type="string">
            <text:p>ул. Красных партизан, 17</text:p>
          </table:table-cell>
          <table:table-cell office:value-type="float" office:value="345679261">
            <text:p>345679261</text:p>
          </table:table-cell>
          <table:table-cell office:value-type="float" office:value="297564358928">
            <text:p>297564358928</text:p>
          </table:table-cell>
          <table:table-cell office:value-type="float" office:value="4679285316475">
            <text:p>4679285316475</text:p>
          </table:table-cell>
          <table:table-cell/>
        </table:table-row>
        <table:table-row table:style-name="ro2">
          <table:table-cell office:value-type="float" office:value="756984254982">
            <text:p>756984254982</text:p>
          </table:table-cell>
          <table:table-cell office:value-type="string">
            <text:p>ЧУП</text:p>
          </table:table-cell>
          <table:table-cell office:value-type="string">
            <text:p>Заря</text:p>
          </table:table-cell>
          <table:table-cell office:value-type="string">
            <text:p>ул. Красных партизан, 18</text:p>
          </table:table-cell>
          <table:table-cell office:value-type="float" office:value="345679262">
            <text:p>345679262</text:p>
          </table:table-cell>
          <table:table-cell office:value-type="float" office:value="297564358929">
            <text:p>297564358929</text:p>
          </table:table-cell>
          <table:table-cell office:value-type="float" office:value="4679285316476">
            <text:p>4679285316476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4983">
            <text:p>756984254983</text:p>
          </table:table-cell>
          <table:table-cell office:value-type="string">
            <text:p>ЧП</text:p>
          </table:table-cell>
          <table:table-cell office:value-type="string">
            <text:p>Новые решения</text:p>
          </table:table-cell>
          <table:table-cell office:value-type="string">
            <text:p>ул. Красных партизан, 19</text:p>
          </table:table-cell>
          <table:table-cell office:value-type="float" office:value="345679263">
            <text:p>345679263</text:p>
          </table:table-cell>
          <table:table-cell office:value-type="float" office:value="297564358930">
            <text:p>297564358930</text:p>
          </table:table-cell>
          <table:table-cell office:value-type="float" office:value="4679285316477">
            <text:p>4679285316477</text:p>
          </table:table-cell>
          <table:table-cell/>
        </table:table-row>
        <table:table-row table:style-name="ro2">
          <table:table-cell office:value-type="float" office:value="756984254984">
            <text:p>756984254984</text:p>
          </table:table-cell>
          <table:table-cell office:value-type="string">
            <text:p>ООО</text:p>
          </table:table-cell>
          <table:table-cell office:value-type="string">
            <text:p>Оченьмногобукввэтомназваниифирмычтопрямнепомещается</text:p>
          </table:table-cell>
          <table:table-cell office:value-type="string">
            <text:p>ул. Красных партизан, 20</text:p>
          </table:table-cell>
          <table:table-cell office:value-type="float" office:value="345679264">
            <text:p>345679264</text:p>
          </table:table-cell>
          <table:table-cell office:value-type="float" office:value="297564358931">
            <text:p>297564358931</text:p>
          </table:table-cell>
          <table:table-cell office:value-type="float" office:value="4679285316478">
            <text:p>4679285316478</text:p>
          </table:table-cell>
          <table:table-cell/>
        </table:table-row>
        <table:table-row table:style-name="ro2">
          <table:table-cell office:value-type="float" office:value="756984254985">
            <text:p>756984254985</text:p>
          </table:table-cell>
          <table:table-cell office:value-type="string">
            <text:p>ООО</text:p>
          </table:table-cell>
          <table:table-cell office:value-type="string">
            <text:p>Абвгдейка</text:p>
          </table:table-cell>
          <table:table-cell office:value-type="string">
            <text:p>ул. Красных партизан, 21</text:p>
          </table:table-cell>
          <table:table-cell office:value-type="float" office:value="345679265">
            <text:p>345679265</text:p>
          </table:table-cell>
          <table:table-cell office:value-type="float" office:value="297564358932">
            <text:p>297564358932</text:p>
          </table:table-cell>
          <table:table-cell office:value-type="float" office:value="4679285316479">
            <text:p>4679285316479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4986">
            <text:p>756984254986</text:p>
          </table:table-cell>
          <table:table-cell office:value-type="string">
            <text:p>ЧП</text:p>
          </table:table-cell>
          <table:table-cell office:value-type="string">
            <text:p>Стиль</text:p>
          </table:table-cell>
          <table:table-cell office:value-type="string">
            <text:p>ул. Красных партизан, 22</text:p>
          </table:table-cell>
          <table:table-cell office:value-type="float" office:value="345679266">
            <text:p>345679266</text:p>
          </table:table-cell>
          <table:table-cell office:value-type="float" office:value="297564358933">
            <text:p>297564358933</text:p>
          </table:table-cell>
          <table:table-cell office:value-type="float" office:value="4679285316480">
            <text:p>4679285316480</text:p>
          </table:table-cell>
          <table:table-cell/>
        </table:table-row>
        <table:table-row table:style-name="ro2">
          <table:table-cell office:value-type="float" office:value="756984254987">
            <text:p>756984254987</text:p>
          </table:table-cell>
          <table:table-cell office:value-type="string">
            <text:p>ЧУП</text:p>
          </table:table-cell>
          <table:table-cell office:value-type="string">
            <text:p>Заря</text:p>
          </table:table-cell>
          <table:table-cell office:value-type="string">
            <text:p>ул. Красных партизан, 23</text:p>
          </table:table-cell>
          <table:table-cell office:value-type="float" office:value="345679267">
            <text:p>345679267</text:p>
          </table:table-cell>
          <table:table-cell office:value-type="float" office:value="297564358934">
            <text:p>297564358934</text:p>
          </table:table-cell>
          <table:table-cell office:value-type="float" office:value="4679285316481">
            <text:p>4679285316481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4988">
            <text:p>756984254988</text:p>
          </table:table-cell>
          <table:table-cell office:value-type="string">
            <text:p>ЧП</text:p>
          </table:table-cell>
          <table:table-cell office:value-type="string">
            <text:p>Новые решения</text:p>
          </table:table-cell>
          <table:table-cell office:value-type="string">
            <text:p>ул. Красных партизан, 24</text:p>
          </table:table-cell>
          <table:table-cell office:value-type="float" office:value="345679268">
            <text:p>345679268</text:p>
          </table:table-cell>
          <table:table-cell office:value-type="float" office:value="297564358935">
            <text:p>297564358935</text:p>
          </table:table-cell>
          <table:table-cell office:value-type="float" office:value="4679285316482">
            <text:p>4679285316482</text:p>
          </table:table-cell>
          <table:table-cell/>
        </table:table-row>
        <table:table-row table:style-name="ro2">
          <table:table-cell office:value-type="float" office:value="756984254989">
            <text:p>756984254989</text:p>
          </table:table-cell>
          <table:table-cell office:value-type="string">
            <text:p>ООО</text:p>
          </table:table-cell>
          <table:table-cell office:value-type="string">
            <text:p>Оченьмногобукввэтомназваниифирмычтопрямнепомещается</text:p>
          </table:table-cell>
          <table:table-cell office:value-type="string">
            <text:p>ул. Красных партизан, 25</text:p>
          </table:table-cell>
          <table:table-cell office:value-type="float" office:value="345679269">
            <text:p>345679269</text:p>
          </table:table-cell>
          <table:table-cell office:value-type="float" office:value="297564358936">
            <text:p>297564358936</text:p>
          </table:table-cell>
          <table:table-cell office:value-type="float" office:value="4679285316483">
            <text:p>4679285316483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4990">
            <text:p>756984254990</text:p>
          </table:table-cell>
          <table:table-cell office:value-type="string">
            <text:p>ООО</text:p>
          </table:table-cell>
          <table:table-cell office:value-type="string">
            <text:p>Абвгдейка</text:p>
          </table:table-cell>
          <table:table-cell office:value-type="string">
            <text:p>ул. Красных партизан, 26</text:p>
          </table:table-cell>
          <table:table-cell office:value-type="float" office:value="345679270">
            <text:p>345679270</text:p>
          </table:table-cell>
          <table:table-cell office:value-type="float" office:value="297564358937">
            <text:p>297564358937</text:p>
          </table:table-cell>
          <table:table-cell office:value-type="float" office:value="4679285316484">
            <text:p>4679285316484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4991">
            <text:p>756984254991</text:p>
          </table:table-cell>
          <table:table-cell office:value-type="string">
            <text:p>ЧП</text:p>
          </table:table-cell>
          <table:table-cell office:value-type="string">
            <text:p>Стиль</text:p>
          </table:table-cell>
          <table:table-cell office:value-type="string">
            <text:p>ул. Красных партизан, 27</text:p>
          </table:table-cell>
          <table:table-cell office:value-type="float" office:value="345679271">
            <text:p>345679271</text:p>
          </table:table-cell>
          <table:table-cell office:value-type="float" office:value="297564358938">
            <text:p>297564358938</text:p>
          </table:table-cell>
          <table:table-cell office:value-type="float" office:value="4679285316485">
            <text:p>4679285316485</text:p>
          </table:table-cell>
          <table:table-cell/>
        </table:table-row>
        <table:table-row table:style-name="ro2">
          <table:table-cell office:value-type="float" office:value="756984254992">
            <text:p>756984254992</text:p>
          </table:table-cell>
          <table:table-cell office:value-type="string">
            <text:p>ЧУП</text:p>
          </table:table-cell>
          <table:table-cell office:value-type="string">
            <text:p>Заря</text:p>
          </table:table-cell>
          <table:table-cell office:value-type="string">
            <text:p>ул. Красных партизан, 28</text:p>
          </table:table-cell>
          <table:table-cell office:value-type="float" office:value="345679272">
            <text:p>345679272</text:p>
          </table:table-cell>
          <table:table-cell office:value-type="float" office:value="297564358939">
            <text:p>297564358939</text:p>
          </table:table-cell>
          <table:table-cell office:value-type="float" office:value="4679285316486">
            <text:p>4679285316486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4993">
            <text:p>756984254993</text:p>
          </table:table-cell>
          <table:table-cell office:value-type="string">
            <text:p>ЧП</text:p>
          </table:table-cell>
          <table:table-cell office:value-type="string">
            <text:p>Новые решения</text:p>
          </table:table-cell>
          <table:table-cell office:value-type="string">
            <text:p>ул. Красных партизан, 29</text:p>
          </table:table-cell>
          <table:table-cell office:value-type="float" office:value="345679273">
            <text:p>345679273</text:p>
          </table:table-cell>
          <table:table-cell office:value-type="float" office:value="297564358940">
            <text:p>297564358940</text:p>
          </table:table-cell>
          <table:table-cell office:value-type="float" office:value="4679285316487">
            <text:p>4679285316487</text:p>
          </table:table-cell>
          <table:table-cell/>
        </table:table-row>
        <table:table-row table:style-name="ro2">
          <table:table-cell office:value-type="float" office:value="756984254994">
            <text:p>756984254994</text:p>
          </table:table-cell>
          <table:table-cell office:value-type="string">
            <text:p>ООО</text:p>
          </table:table-cell>
          <table:table-cell office:value-type="string">
            <text:p>Оченьмногобукввэтомназваниифирмычтопрямнепомещается</text:p>
          </table:table-cell>
          <table:table-cell office:value-type="string">
            <text:p>ул. Красных партизан, 30</text:p>
          </table:table-cell>
          <table:table-cell office:value-type="float" office:value="345679274">
            <text:p>345679274</text:p>
          </table:table-cell>
          <table:table-cell office:value-type="float" office:value="297564358941">
            <text:p>297564358941</text:p>
          </table:table-cell>
          <table:table-cell office:value-type="float" office:value="4679285316488">
            <text:p>4679285316488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4995">
            <text:p>756984254995</text:p>
          </table:table-cell>
          <table:table-cell office:value-type="string">
            <text:p>ООО</text:p>
          </table:table-cell>
          <table:table-cell office:value-type="string">
            <text:p>Абвгдейка</text:p>
          </table:table-cell>
          <table:table-cell office:value-type="string">
            <text:p>ул. Красных партизан, 31</text:p>
          </table:table-cell>
          <table:table-cell office:value-type="float" office:value="345679275">
            <text:p>345679275</text:p>
          </table:table-cell>
          <table:table-cell office:value-type="float" office:value="297564358942">
            <text:p>297564358942</text:p>
          </table:table-cell>
          <table:table-cell office:value-type="float" office:value="4679285316489">
            <text:p>4679285316489</text:p>
          </table:table-cell>
          <table:table-cell/>
        </table:table-row>
        <table:table-row table:style-name="ro2">
          <table:table-cell office:value-type="float" office:value="756984254996">
            <text:p>756984254996</text:p>
          </table:table-cell>
          <table:table-cell office:value-type="string">
            <text:p>ЧП</text:p>
          </table:table-cell>
          <table:table-cell office:value-type="string">
            <text:p>Стиль</text:p>
          </table:table-cell>
          <table:table-cell office:value-type="string">
            <text:p>ул. Красных партизан, 32</text:p>
          </table:table-cell>
          <table:table-cell office:value-type="float" office:value="345679276">
            <text:p>345679276</text:p>
          </table:table-cell>
          <table:table-cell office:value-type="float" office:value="297564358943">
            <text:p>297564358943</text:p>
          </table:table-cell>
          <table:table-cell office:value-type="float" office:value="4679285316490">
            <text:p>4679285316490</text:p>
          </table:table-cell>
          <table:table-cell/>
        </table:table-row>
        <table:table-row table:style-name="ro2">
          <table:table-cell office:value-type="float" office:value="756984254997">
            <text:p>756984254997</text:p>
          </table:table-cell>
          <table:table-cell office:value-type="string">
            <text:p>ЧУП</text:p>
          </table:table-cell>
          <table:table-cell office:value-type="string">
            <text:p>Заря</text:p>
          </table:table-cell>
          <table:table-cell office:value-type="string">
            <text:p>ул. Красных партизан, 33</text:p>
          </table:table-cell>
          <table:table-cell office:value-type="float" office:value="345679277">
            <text:p>345679277</text:p>
          </table:table-cell>
          <table:table-cell office:value-type="float" office:value="297564358944">
            <text:p>297564358944</text:p>
          </table:table-cell>
          <table:table-cell office:value-type="float" office:value="4679285316491">
            <text:p>4679285316491</text:p>
          </table:table-cell>
          <table:table-cell/>
        </table:table-row>
        <table:table-row table:style-name="ro2">
          <table:table-cell office:value-type="float" office:value="756984254998">
            <text:p>756984254998</text:p>
          </table:table-cell>
          <table:table-cell office:value-type="string">
            <text:p>ЧП</text:p>
          </table:table-cell>
          <table:table-cell office:value-type="string">
            <text:p>Новые решения</text:p>
          </table:table-cell>
          <table:table-cell office:value-type="string">
            <text:p>ул. Красных партизан, 34</text:p>
          </table:table-cell>
          <table:table-cell office:value-type="float" office:value="345679278">
            <text:p>345679278</text:p>
          </table:table-cell>
          <table:table-cell office:value-type="float" office:value="297564358945">
            <text:p>297564358945</text:p>
          </table:table-cell>
          <table:table-cell office:value-type="float" office:value="4679285316492">
            <text:p>4679285316492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4999">
            <text:p>756984254999</text:p>
          </table:table-cell>
          <table:table-cell office:value-type="string">
            <text:p>ООО</text:p>
          </table:table-cell>
          <table:table-cell office:value-type="string">
            <text:p>Оченьмногобукввэтомназваниифирмычтопрямнепомещается</text:p>
          </table:table-cell>
          <table:table-cell office:value-type="string">
            <text:p>ул. Красных партизан, 35</text:p>
          </table:table-cell>
          <table:table-cell office:value-type="float" office:value="345679279">
            <text:p>345679279</text:p>
          </table:table-cell>
          <table:table-cell office:value-type="float" office:value="297564358946">
            <text:p>297564358946</text:p>
          </table:table-cell>
          <table:table-cell office:value-type="float" office:value="4679285316493">
            <text:p>4679285316493</text:p>
          </table:table-cell>
          <table:table-cell/>
        </table:table-row>
        <table:table-row table:style-name="ro2">
          <table:table-cell office:value-type="float" office:value="756984255000">
            <text:p>756984255000</text:p>
          </table:table-cell>
          <table:table-cell office:value-type="string">
            <text:p>ООО</text:p>
          </table:table-cell>
          <table:table-cell office:value-type="string">
            <text:p>Абвгдейка</text:p>
          </table:table-cell>
          <table:table-cell office:value-type="string">
            <text:p>ул. Красных партизан, 36</text:p>
          </table:table-cell>
          <table:table-cell office:value-type="float" office:value="345679280">
            <text:p>345679280</text:p>
          </table:table-cell>
          <table:table-cell office:value-type="float" office:value="297564358947">
            <text:p>297564358947</text:p>
          </table:table-cell>
          <table:table-cell office:value-type="float" office:value="4679285316494">
            <text:p>4679285316494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5001">
            <text:p>756984255001</text:p>
          </table:table-cell>
          <table:table-cell office:value-type="string">
            <text:p>ЧП</text:p>
          </table:table-cell>
          <table:table-cell office:value-type="string">
            <text:p>Стиль</text:p>
          </table:table-cell>
          <table:table-cell office:value-type="string">
            <text:p>ул. Красных партизан, 37</text:p>
          </table:table-cell>
          <table:table-cell office:value-type="float" office:value="345679281">
            <text:p>345679281</text:p>
          </table:table-cell>
          <table:table-cell office:value-type="float" office:value="297564358948">
            <text:p>297564358948</text:p>
          </table:table-cell>
          <table:table-cell office:value-type="float" office:value="4679285316495">
            <text:p>4679285316495</text:p>
          </table:table-cell>
          <table:table-cell/>
        </table:table-row>
        <table:table-row table:style-name="ro2">
          <table:table-cell office:value-type="float" office:value="756984255002">
            <text:p>756984255002</text:p>
          </table:table-cell>
          <table:table-cell office:value-type="string">
            <text:p>ЧУП</text:p>
          </table:table-cell>
          <table:table-cell office:value-type="string">
            <text:p>Заря</text:p>
          </table:table-cell>
          <table:table-cell office:value-type="string">
            <text:p>ул. Красных партизан, 38</text:p>
          </table:table-cell>
          <table:table-cell office:value-type="float" office:value="345679282">
            <text:p>345679282</text:p>
          </table:table-cell>
          <table:table-cell office:value-type="float" office:value="297564358949">
            <text:p>297564358949</text:p>
          </table:table-cell>
          <table:table-cell office:value-type="float" office:value="4679285316496">
            <text:p>4679285316496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5003">
            <text:p>756984255003</text:p>
          </table:table-cell>
          <table:table-cell office:value-type="string">
            <text:p>ЧП</text:p>
          </table:table-cell>
          <table:table-cell office:value-type="string">
            <text:p>Новые решения</text:p>
          </table:table-cell>
          <table:table-cell office:value-type="string">
            <text:p>ул. Красных партизан, 39</text:p>
          </table:table-cell>
          <table:table-cell office:value-type="float" office:value="345679283">
            <text:p>345679283</text:p>
          </table:table-cell>
          <table:table-cell office:value-type="float" office:value="297564358950">
            <text:p>297564358950</text:p>
          </table:table-cell>
          <table:table-cell office:value-type="float" office:value="4679285316497">
            <text:p>4679285316497</text:p>
          </table:table-cell>
          <table:table-cell/>
        </table:table-row>
        <table:table-row table:style-name="ro2">
          <table:table-cell office:value-type="float" office:value="756984255004">
            <text:p>756984255004</text:p>
          </table:table-cell>
          <table:table-cell office:value-type="string">
            <text:p>ООО</text:p>
          </table:table-cell>
          <table:table-cell office:value-type="string">
            <text:p>Оченьмногобукввэтомназваниифирмычтопрямнепомещается</text:p>
          </table:table-cell>
          <table:table-cell office:value-type="string">
            <text:p>ул. Красных партизан, 40</text:p>
          </table:table-cell>
          <table:table-cell office:value-type="float" office:value="345679284">
            <text:p>345679284</text:p>
          </table:table-cell>
          <table:table-cell office:value-type="float" office:value="297564358951">
            <text:p>297564358951</text:p>
          </table:table-cell>
          <table:table-cell office:value-type="float" office:value="4679285316498">
            <text:p>4679285316498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5005">
            <text:p>756984255005</text:p>
          </table:table-cell>
          <table:table-cell office:value-type="string">
            <text:p>ЧП</text:p>
          </table:table-cell>
          <table:table-cell office:value-type="string">
            <text:p>Абвгдейка</text:p>
          </table:table-cell>
          <table:table-cell office:value-type="string">
            <text:p>ул. Красных партизан, 41</text:p>
          </table:table-cell>
          <table:table-cell office:value-type="float" office:value="345679285">
            <text:p>345679285</text:p>
          </table:table-cell>
          <table:table-cell office:value-type="float" office:value="297564358952">
            <text:p>297564358952</text:p>
          </table:table-cell>
          <table:table-cell office:value-type="float" office:value="4679285316499">
            <text:p>4679285316499</text:p>
          </table:table-cell>
          <table:table-cell/>
        </table:table-row>
        <table:table-row table:style-name="ro2">
          <table:table-cell office:value-type="float" office:value="756984255006">
            <text:p>756984255006</text:p>
          </table:table-cell>
          <table:table-cell office:value-type="string">
            <text:p>ЧУП</text:p>
          </table:table-cell>
          <table:table-cell office:value-type="string">
            <text:p>Стиль</text:p>
          </table:table-cell>
          <table:table-cell office:value-type="string">
            <text:p>ул. Красных партизан, 42</text:p>
          </table:table-cell>
          <table:table-cell office:value-type="float" office:value="345679286">
            <text:p>345679286</text:p>
          </table:table-cell>
          <table:table-cell office:value-type="float" office:value="297564358953">
            <text:p>297564358953</text:p>
          </table:table-cell>
          <table:table-cell office:value-type="float" office:value="4679285316500">
            <text:p>4679285316500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5007">
            <text:p>756984255007</text:p>
          </table:table-cell>
          <table:table-cell office:value-type="string">
            <text:p>ЧП</text:p>
          </table:table-cell>
          <table:table-cell office:value-type="string">
            <text:p>Заря</text:p>
          </table:table-cell>
          <table:table-cell office:value-type="string">
            <text:p>ул. Красных партизан, 43</text:p>
          </table:table-cell>
          <table:table-cell office:value-type="float" office:value="345679287">
            <text:p>345679287</text:p>
          </table:table-cell>
          <table:table-cell office:value-type="float" office:value="297564358954">
            <text:p>297564358954</text:p>
          </table:table-cell>
          <table:table-cell office:value-type="float" office:value="4679285316501">
            <text:p>4679285316501</text:p>
          </table:table-cell>
          <table:table-cell/>
        </table:table-row>
        <table:table-row table:style-name="ro2">
          <table:table-cell office:value-type="float" office:value="756984255008">
            <text:p>756984255008</text:p>
          </table:table-cell>
          <table:table-cell office:value-type="string">
            <text:p>ООО</text:p>
          </table:table-cell>
          <table:table-cell office:value-type="string">
            <text:p>Новые решения</text:p>
          </table:table-cell>
          <table:table-cell office:value-type="string">
            <text:p>ул. Красных партизан, 44</text:p>
          </table:table-cell>
          <table:table-cell office:value-type="float" office:value="345679288">
            <text:p>345679288</text:p>
          </table:table-cell>
          <table:table-cell office:value-type="float" office:value="297564358955">
            <text:p>297564358955</text:p>
          </table:table-cell>
          <table:table-cell office:value-type="float" office:value="4679285316502">
            <text:p>4679285316502</text:p>
          </table:table-cell>
          <table:table-cell/>
        </table:table-row>
        <table:table-row table:style-name="ro2">
          <table:table-cell office:value-type="float" office:value="756984255009">
            <text:p>756984255009</text:p>
          </table:table-cell>
          <table:table-cell office:value-type="string">
            <text:p>ООО</text:p>
          </table:table-cell>
          <table:table-cell office:value-type="string">
            <text:p>Оченьмногобукввэтомназваниифирмычтопрямнепомещается</text:p>
          </table:table-cell>
          <table:table-cell office:value-type="string">
            <text:p>ул. Красных партизан, 45</text:p>
          </table:table-cell>
          <table:table-cell office:value-type="float" office:value="345679289">
            <text:p>345679289</text:p>
          </table:table-cell>
          <table:table-cell office:value-type="float" office:value="297564358956">
            <text:p>297564358956</text:p>
          </table:table-cell>
          <table:table-cell office:value-type="float" office:value="4679285316503">
            <text:p>4679285316503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5010">
            <text:p>756984255010</text:p>
          </table:table-cell>
          <table:table-cell office:value-type="string">
            <text:p>ЧП</text:p>
          </table:table-cell>
          <table:table-cell office:value-type="string">
            <text:p>Абвгдейка</text:p>
          </table:table-cell>
          <table:table-cell office:value-type="string">
            <text:p>ул. Красных партизан, 46</text:p>
          </table:table-cell>
          <table:table-cell office:value-type="float" office:value="345679290">
            <text:p>345679290</text:p>
          </table:table-cell>
          <table:table-cell office:value-type="float" office:value="297564358957">
            <text:p>297564358957</text:p>
          </table:table-cell>
          <table:table-cell office:value-type="float" office:value="4679285316504">
            <text:p>4679285316504</text:p>
          </table:table-cell>
          <table:table-cell/>
        </table:table-row>
        <table:table-row table:style-name="ro2">
          <table:table-cell office:value-type="float" office:value="756984255011">
            <text:p>756984255011</text:p>
          </table:table-cell>
          <table:table-cell office:value-type="string">
            <text:p>ЧУП</text:p>
          </table:table-cell>
          <table:table-cell office:value-type="string">
            <text:p>Абвгдейка</text:p>
          </table:table-cell>
          <table:table-cell office:value-type="string">
            <text:p>ул. Красных партизан, 47</text:p>
          </table:table-cell>
          <table:table-cell office:value-type="float" office:value="345679291">
            <text:p>345679291</text:p>
          </table:table-cell>
          <table:table-cell office:value-type="float" office:value="297564358958">
            <text:p>297564358958</text:p>
          </table:table-cell>
          <table:table-cell office:value-type="float" office:value="4679285316505">
            <text:p>4679285316505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5012">
            <text:p>756984255012</text:p>
          </table:table-cell>
          <table:table-cell office:value-type="string">
            <text:p>ЧП</text:p>
          </table:table-cell>
          <table:table-cell office:value-type="string">
            <text:p>Стиль</text:p>
          </table:table-cell>
          <table:table-cell office:value-type="string">
            <text:p>ул. Красных партизан, 48</text:p>
          </table:table-cell>
          <table:table-cell office:value-type="float" office:value="345679292">
            <text:p>345679292</text:p>
          </table:table-cell>
          <table:table-cell office:value-type="float" office:value="297564358959">
            <text:p>297564358959</text:p>
          </table:table-cell>
          <table:table-cell office:value-type="float" office:value="4679285316506">
            <text:p>4679285316506</text:p>
          </table:table-cell>
          <table:table-cell/>
        </table:table-row>
        <table:table-row table:style-name="ro2">
          <table:table-cell office:value-type="float" office:value="756984255013">
            <text:p>756984255013</text:p>
          </table:table-cell>
          <table:table-cell office:value-type="string">
            <text:p>ООО</text:p>
          </table:table-cell>
          <table:table-cell office:value-type="string">
            <text:p>Заря</text:p>
          </table:table-cell>
          <table:table-cell office:value-type="string">
            <text:p>ул. Красных партизан, 49</text:p>
          </table:table-cell>
          <table:table-cell office:value-type="float" office:value="345679293">
            <text:p>345679293</text:p>
          </table:table-cell>
          <table:table-cell office:value-type="float" office:value="297564358960">
            <text:p>297564358960</text:p>
          </table:table-cell>
          <table:table-cell office:value-type="float" office:value="4679285316507">
            <text:p>4679285316507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5014">
            <text:p>756984255014</text:p>
          </table:table-cell>
          <table:table-cell office:value-type="string">
            <text:p>ООО</text:p>
          </table:table-cell>
          <table:table-cell office:value-type="string">
            <text:p>Новые решения</text:p>
          </table:table-cell>
          <table:table-cell office:value-type="string">
            <text:p>ул. Красных партизан, 50</text:p>
          </table:table-cell>
          <table:table-cell office:value-type="float" office:value="345679294">
            <text:p>345679294</text:p>
          </table:table-cell>
          <table:table-cell office:value-type="float" office:value="297564358961">
            <text:p>297564358961</text:p>
          </table:table-cell>
          <table:table-cell office:value-type="float" office:value="4679285316508">
            <text:p>4679285316508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5015">
            <text:p>756984255015</text:p>
          </table:table-cell>
          <table:table-cell office:value-type="string">
            <text:p>ЧП</text:p>
          </table:table-cell>
          <table:table-cell office:value-type="string">
            <text:p>Оченьмногобукввэтомназваниифирмычтопрямнепомещается</text:p>
          </table:table-cell>
          <table:table-cell office:value-type="string">
            <text:p>ул. Красных партизан, 51</text:p>
          </table:table-cell>
          <table:table-cell office:value-type="float" office:value="345679295">
            <text:p>345679295</text:p>
          </table:table-cell>
          <table:table-cell office:value-type="float" office:value="297564358962">
            <text:p>297564358962</text:p>
          </table:table-cell>
          <table:table-cell office:value-type="float" office:value="4679285316509">
            <text:p>4679285316509</text:p>
          </table:table-cell>
          <table:table-cell/>
        </table:table-row>
        <table:table-row table:style-name="ro2">
          <table:table-cell office:value-type="float" office:value="756984255016">
            <text:p>756984255016</text:p>
          </table:table-cell>
          <table:table-cell office:value-type="string">
            <text:p>ЧУП</text:p>
          </table:table-cell>
          <table:table-cell office:value-type="string">
            <text:p>Абвгдейка</text:p>
          </table:table-cell>
          <table:table-cell office:value-type="string">
            <text:p>ул. Красных партизан, 52</text:p>
          </table:table-cell>
          <table:table-cell office:value-type="float" office:value="345679296">
            <text:p>345679296</text:p>
          </table:table-cell>
          <table:table-cell office:value-type="float" office:value="297564358963">
            <text:p>297564358963</text:p>
          </table:table-cell>
          <table:table-cell office:value-type="float" office:value="4679285316510">
            <text:p>4679285316510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5017">
            <text:p>756984255017</text:p>
          </table:table-cell>
          <table:table-cell office:value-type="string">
            <text:p>ЧП</text:p>
          </table:table-cell>
          <table:table-cell office:value-type="string">
            <text:p>Стиль</text:p>
          </table:table-cell>
          <table:table-cell office:value-type="string">
            <text:p>ул. Красных партизан, 53</text:p>
          </table:table-cell>
          <table:table-cell office:value-type="float" office:value="345679297">
            <text:p>345679297</text:p>
          </table:table-cell>
          <table:table-cell office:value-type="float" office:value="297564358964">
            <text:p>297564358964</text:p>
          </table:table-cell>
          <table:table-cell office:value-type="float" office:value="4679285316511">
            <text:p>4679285316511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5018">
            <text:p>756984255018</text:p>
          </table:table-cell>
          <table:table-cell office:value-type="string">
            <text:p>ООО</text:p>
          </table:table-cell>
          <table:table-cell office:value-type="string">
            <text:p>Заря</text:p>
          </table:table-cell>
          <table:table-cell office:value-type="string">
            <text:p>ул. Красных партизан, 54</text:p>
          </table:table-cell>
          <table:table-cell office:value-type="float" office:value="345679298">
            <text:p>345679298</text:p>
          </table:table-cell>
          <table:table-cell office:value-type="float" office:value="297564358965">
            <text:p>297564358965</text:p>
          </table:table-cell>
          <table:table-cell office:value-type="float" office:value="4679285316512">
            <text:p>4679285316512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5019">
            <text:p>756984255019</text:p>
          </table:table-cell>
          <table:table-cell office:value-type="string">
            <text:p>ООО</text:p>
          </table:table-cell>
          <table:table-cell office:value-type="string">
            <text:p>Новые решения</text:p>
          </table:table-cell>
          <table:table-cell office:value-type="string">
            <text:p>ул. Красных партизан, 55</text:p>
          </table:table-cell>
          <table:table-cell office:value-type="float" office:value="345679299">
            <text:p>345679299</text:p>
          </table:table-cell>
          <table:table-cell office:value-type="float" office:value="297564358966">
            <text:p>297564358966</text:p>
          </table:table-cell>
          <table:table-cell office:value-type="float" office:value="4679285316513">
            <text:p>4679285316513</text:p>
          </table:table-cell>
          <table:table-cell/>
        </table:table-row>
        <table:table-row table:style-name="ro2">
          <table:table-cell office:value-type="float" office:value="756984255020">
            <text:p>756984255020</text:p>
          </table:table-cell>
          <table:table-cell office:value-type="string">
            <text:p>ЧП</text:p>
          </table:table-cell>
          <table:table-cell office:value-type="string">
            <text:p>Оченьмногобукввэтомназваниифирмычтопрямнепомещается</text:p>
          </table:table-cell>
          <table:table-cell office:value-type="string">
            <text:p>ул. Красных партизан, 56</text:p>
          </table:table-cell>
          <table:table-cell office:value-type="float" office:value="345679300">
            <text:p>345679300</text:p>
          </table:table-cell>
          <table:table-cell office:value-type="float" office:value="297564358967">
            <text:p>297564358967</text:p>
          </table:table-cell>
          <table:table-cell office:value-type="float" office:value="4679285316514">
            <text:p>4679285316514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5021">
            <text:p>756984255021</text:p>
          </table:table-cell>
          <table:table-cell office:value-type="string">
            <text:p>ЧУП</text:p>
          </table:table-cell>
          <table:table-cell office:value-type="string">
            <text:p>Абвгдейка</text:p>
          </table:table-cell>
          <table:table-cell office:value-type="string">
            <text:p>ул. Красных партизан, 57</text:p>
          </table:table-cell>
          <table:table-cell office:value-type="float" office:value="345679301">
            <text:p>345679301</text:p>
          </table:table-cell>
          <table:table-cell office:value-type="float" office:value="297564358968">
            <text:p>297564358968</text:p>
          </table:table-cell>
          <table:table-cell office:value-type="float" office:value="4679285316515">
            <text:p>4679285316515</text:p>
          </table:table-cell>
          <table:table-cell/>
        </table:table-row>
        <table:table-row table:style-name="ro2">
          <table:table-cell office:value-type="float" office:value="756984255022">
            <text:p>756984255022</text:p>
          </table:table-cell>
          <table:table-cell office:value-type="string">
            <text:p>ЧП</text:p>
          </table:table-cell>
          <table:table-cell office:value-type="string">
            <text:p>Стиль</text:p>
          </table:table-cell>
          <table:table-cell office:value-type="string">
            <text:p>ул. Красных партизан, 58</text:p>
          </table:table-cell>
          <table:table-cell office:value-type="float" office:value="345679302">
            <text:p>345679302</text:p>
          </table:table-cell>
          <table:table-cell office:value-type="float" office:value="297564358969">
            <text:p>297564358969</text:p>
          </table:table-cell>
          <table:table-cell office:value-type="float" office:value="4679285316516">
            <text:p>4679285316516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5023">
            <text:p>756984255023</text:p>
          </table:table-cell>
          <table:table-cell office:value-type="string">
            <text:p>ООО</text:p>
          </table:table-cell>
          <table:table-cell office:value-type="string">
            <text:p>Заря</text:p>
          </table:table-cell>
          <table:table-cell office:value-type="string">
            <text:p>ул. Красных партизан, 59</text:p>
          </table:table-cell>
          <table:table-cell office:value-type="float" office:value="345679303">
            <text:p>345679303</text:p>
          </table:table-cell>
          <table:table-cell office:value-type="float" office:value="297564358970">
            <text:p>297564358970</text:p>
          </table:table-cell>
          <table:table-cell office:value-type="float" office:value="4679285316517">
            <text:p>4679285316517</text:p>
          </table:table-cell>
          <table:table-cell/>
        </table:table-row>
        <table:table-row table:style-name="ro2">
          <table:table-cell office:value-type="float" office:value="756984255024">
            <text:p>756984255024</text:p>
          </table:table-cell>
          <table:table-cell office:value-type="string">
            <text:p>ООО</text:p>
          </table:table-cell>
          <table:table-cell office:value-type="string">
            <text:p>Новые решения</text:p>
          </table:table-cell>
          <table:table-cell office:value-type="string">
            <text:p>ул. Красных партизан, 60</text:p>
          </table:table-cell>
          <table:table-cell office:value-type="float" office:value="345679304">
            <text:p>345679304</text:p>
          </table:table-cell>
          <table:table-cell office:value-type="float" office:value="297564358971">
            <text:p>297564358971</text:p>
          </table:table-cell>
          <table:table-cell office:value-type="float" office:value="4679285316518">
            <text:p>4679285316518</text:p>
          </table:table-cell>
          <table:table-cell/>
        </table:table-row>
        <table:table-row table:style-name="ro2">
          <table:table-cell office:value-type="float" office:value="756984255025">
            <text:p>756984255025</text:p>
          </table:table-cell>
          <table:table-cell office:value-type="string">
            <text:p>ЧП</text:p>
          </table:table-cell>
          <table:table-cell office:value-type="string">
            <text:p>Оченьмногобукввэтомназваниифирмычтопрямнепомещается</text:p>
          </table:table-cell>
          <table:table-cell office:value-type="string">
            <text:p>ул. Красных партизан, 61</text:p>
          </table:table-cell>
          <table:table-cell office:value-type="float" office:value="345679305">
            <text:p>345679305</text:p>
          </table:table-cell>
          <table:table-cell office:value-type="float" office:value="297564358972">
            <text:p>297564358972</text:p>
          </table:table-cell>
          <table:table-cell office:value-type="float" office:value="4679285316519">
            <text:p>4679285316519</text:p>
          </table:table-cell>
          <table:table-cell/>
        </table:table-row>
        <table:table-row table:style-name="ro2">
          <table:table-cell office:value-type="float" office:value="756984255026">
            <text:p>756984255026</text:p>
          </table:table-cell>
          <table:table-cell office:value-type="string">
            <text:p>ЧУП</text:p>
          </table:table-cell>
          <table:table-cell office:value-type="string">
            <text:p>Абвгдейка</text:p>
          </table:table-cell>
          <table:table-cell office:value-type="string">
            <text:p>ул. Красных партизан, 62</text:p>
          </table:table-cell>
          <table:table-cell office:value-type="float" office:value="345679306">
            <text:p>345679306</text:p>
          </table:table-cell>
          <table:table-cell office:value-type="float" office:value="297564358973">
            <text:p>297564358973</text:p>
          </table:table-cell>
          <table:table-cell office:value-type="float" office:value="4679285316520">
            <text:p>4679285316520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5027">
            <text:p>756984255027</text:p>
          </table:table-cell>
          <table:table-cell office:value-type="string">
            <text:p>ЧП</text:p>
          </table:table-cell>
          <table:table-cell office:value-type="string">
            <text:p>Стиль</text:p>
          </table:table-cell>
          <table:table-cell office:value-type="string">
            <text:p>ул. Красных партизан, 63</text:p>
          </table:table-cell>
          <table:table-cell office:value-type="float" office:value="345679307">
            <text:p>345679307</text:p>
          </table:table-cell>
          <table:table-cell office:value-type="float" office:value="297564358974">
            <text:p>297564358974</text:p>
          </table:table-cell>
          <table:table-cell office:value-type="float" office:value="4679285316521">
            <text:p>4679285316521</text:p>
          </table:table-cell>
          <table:table-cell/>
        </table:table-row>
        <table:table-row table:style-name="ro2">
          <table:table-cell office:value-type="float" office:value="756984255028">
            <text:p>756984255028</text:p>
          </table:table-cell>
          <table:table-cell office:value-type="string">
            <text:p>ООО</text:p>
          </table:table-cell>
          <table:table-cell office:value-type="string">
            <text:p>Заря</text:p>
          </table:table-cell>
          <table:table-cell office:value-type="string">
            <text:p>ул. Красных партизан, 64</text:p>
          </table:table-cell>
          <table:table-cell office:value-type="float" office:value="345679308">
            <text:p>345679308</text:p>
          </table:table-cell>
          <table:table-cell office:value-type="float" office:value="297564358975">
            <text:p>297564358975</text:p>
          </table:table-cell>
          <table:table-cell office:value-type="float" office:value="4679285316522">
            <text:p>4679285316522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5029">
            <text:p>756984255029</text:p>
          </table:table-cell>
          <table:table-cell office:value-type="string">
            <text:p>ООО</text:p>
          </table:table-cell>
          <table:table-cell office:value-type="string">
            <text:p>Новые решения</text:p>
          </table:table-cell>
          <table:table-cell office:value-type="string">
            <text:p>ул. Красных партизан, 65</text:p>
          </table:table-cell>
          <table:table-cell office:value-type="float" office:value="345679309">
            <text:p>345679309</text:p>
          </table:table-cell>
          <table:table-cell office:value-type="float" office:value="297564358976">
            <text:p>297564358976</text:p>
          </table:table-cell>
          <table:table-cell office:value-type="float" office:value="4679285316523">
            <text:p>4679285316523</text:p>
          </table:table-cell>
          <table:table-cell/>
        </table:table-row>
        <table:table-row table:style-name="ro2">
          <table:table-cell office:value-type="float" office:value="756984255030">
            <text:p>756984255030</text:p>
          </table:table-cell>
          <table:table-cell office:value-type="string">
            <text:p>ЧП</text:p>
          </table:table-cell>
          <table:table-cell office:value-type="string">
            <text:p>Оченьмногобукввэтомназваниифирмычтопрямнепомещается</text:p>
          </table:table-cell>
          <table:table-cell office:value-type="string">
            <text:p>ул. Красных партизан, 66</text:p>
          </table:table-cell>
          <table:table-cell office:value-type="float" office:value="345679310">
            <text:p>345679310</text:p>
          </table:table-cell>
          <table:table-cell office:value-type="float" office:value="297564358977">
            <text:p>297564358977</text:p>
          </table:table-cell>
          <table:table-cell office:value-type="float" office:value="4679285316524">
            <text:p>4679285316524</text:p>
          </table:table-cell>
          <table:table-cell/>
        </table:table-row>
        <table:table-row table:style-name="ro2">
          <table:table-cell office:value-type="float" office:value="756984255031">
            <text:p>756984255031</text:p>
          </table:table-cell>
          <table:table-cell office:value-type="string">
            <text:p>ЧУП</text:p>
          </table:table-cell>
          <table:table-cell office:value-type="string">
            <text:p>Абвгдейка</text:p>
          </table:table-cell>
          <table:table-cell office:value-type="string">
            <text:p>ул. Красных партизан, 67</text:p>
          </table:table-cell>
          <table:table-cell office:value-type="float" office:value="345679311">
            <text:p>345679311</text:p>
          </table:table-cell>
          <table:table-cell office:value-type="float" office:value="297564358978">
            <text:p>297564358978</text:p>
          </table:table-cell>
          <table:table-cell office:value-type="float" office:value="4679285316525">
            <text:p>4679285316525</text:p>
          </table:table-cell>
          <table:table-cell/>
        </table:table-row>
        <table:table-row table:style-name="ro2">
          <table:table-cell office:value-type="float" office:value="756984255032">
            <text:p>756984255032</text:p>
          </table:table-cell>
          <table:table-cell office:value-type="string">
            <text:p>ЧП</text:p>
          </table:table-cell>
          <table:table-cell office:value-type="string">
            <text:p>Стиль</text:p>
          </table:table-cell>
          <table:table-cell office:value-type="string">
            <text:p>ул. Красных партизан, 68</text:p>
          </table:table-cell>
          <table:table-cell office:value-type="float" office:value="345679312">
            <text:p>345679312</text:p>
          </table:table-cell>
          <table:table-cell office:value-type="float" office:value="297564358979">
            <text:p>297564358979</text:p>
          </table:table-cell>
          <table:table-cell office:value-type="float" office:value="4679285316526">
            <text:p>4679285316526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5033">
            <text:p>756984255033</text:p>
          </table:table-cell>
          <table:table-cell office:value-type="string">
            <text:p>ООО</text:p>
          </table:table-cell>
          <table:table-cell office:value-type="string">
            <text:p>Заря</text:p>
          </table:table-cell>
          <table:table-cell office:value-type="string">
            <text:p>ул. Красных партизан, 69</text:p>
          </table:table-cell>
          <table:table-cell office:value-type="float" office:value="345679313">
            <text:p>345679313</text:p>
          </table:table-cell>
          <table:table-cell office:value-type="float" office:value="297564358980">
            <text:p>297564358980</text:p>
          </table:table-cell>
          <table:table-cell office:value-type="float" office:value="4679285316527">
            <text:p>4679285316527</text:p>
          </table:table-cell>
          <table:table-cell/>
        </table:table-row>
        <table:table-row table:style-name="ro2">
          <table:table-cell office:value-type="float" office:value="756984255034">
            <text:p>756984255034</text:p>
          </table:table-cell>
          <table:table-cell office:value-type="string">
            <text:p>ООО</text:p>
          </table:table-cell>
          <table:table-cell office:value-type="string">
            <text:p>Новые решения</text:p>
          </table:table-cell>
          <table:table-cell office:value-type="string">
            <text:p>ул. Красных партизан, 70</text:p>
          </table:table-cell>
          <table:table-cell office:value-type="float" office:value="345679314">
            <text:p>345679314</text:p>
          </table:table-cell>
          <table:table-cell office:value-type="float" office:value="297564358981">
            <text:p>297564358981</text:p>
          </table:table-cell>
          <table:table-cell office:value-type="float" office:value="4679285316528">
            <text:p>4679285316528</text:p>
          </table:table-cell>
          <table:table-cell/>
        </table:table-row>
        <table:table-row table:style-name="ro2">
          <table:table-cell office:value-type="float" office:value="756984255035">
            <text:p>756984255035</text:p>
          </table:table-cell>
          <table:table-cell office:value-type="string">
            <text:p>ЧП</text:p>
          </table:table-cell>
          <table:table-cell office:value-type="string">
            <text:p>Оченьмногобукввэтомназваниифирмычтопрямнепомещается</text:p>
          </table:table-cell>
          <table:table-cell office:value-type="string">
            <text:p>ул. Красных партизан, 71</text:p>
          </table:table-cell>
          <table:table-cell office:value-type="float" office:value="345679315">
            <text:p>345679315</text:p>
          </table:table-cell>
          <table:table-cell office:value-type="float" office:value="297564358982">
            <text:p>297564358982</text:p>
          </table:table-cell>
          <table:table-cell office:value-type="float" office:value="4679285316529">
            <text:p>4679285316529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5036">
            <text:p>756984255036</text:p>
          </table:table-cell>
          <table:table-cell office:value-type="string">
            <text:p>ЧУП</text:p>
          </table:table-cell>
          <table:table-cell office:value-type="string">
            <text:p>Абвгдейка</text:p>
          </table:table-cell>
          <table:table-cell office:value-type="string">
            <text:p>ул. Красных партизан, 72</text:p>
          </table:table-cell>
          <table:table-cell office:value-type="float" office:value="345679316">
            <text:p>345679316</text:p>
          </table:table-cell>
          <table:table-cell office:value-type="float" office:value="297564358983">
            <text:p>297564358983</text:p>
          </table:table-cell>
          <table:table-cell office:value-type="float" office:value="4679285316530">
            <text:p>4679285316530</text:p>
          </table:table-cell>
          <table:table-cell/>
        </table:table-row>
        <table:table-row table:style-name="ro2">
          <table:table-cell office:value-type="float" office:value="756984255037">
            <text:p>756984255037</text:p>
          </table:table-cell>
          <table:table-cell office:value-type="string">
            <text:p>ЧП</text:p>
          </table:table-cell>
          <table:table-cell office:value-type="string">
            <text:p>Стиль</text:p>
          </table:table-cell>
          <table:table-cell office:value-type="string">
            <text:p>ул. Красных партизан, 73</text:p>
          </table:table-cell>
          <table:table-cell office:value-type="float" office:value="345679317">
            <text:p>345679317</text:p>
          </table:table-cell>
          <table:table-cell office:value-type="float" office:value="297564358984">
            <text:p>297564358984</text:p>
          </table:table-cell>
          <table:table-cell office:value-type="float" office:value="4679285316531">
            <text:p>4679285316531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5038">
            <text:p>756984255038</text:p>
          </table:table-cell>
          <table:table-cell office:value-type="string">
            <text:p>ООО</text:p>
          </table:table-cell>
          <table:table-cell office:value-type="string">
            <text:p>Абвгдейка</text:p>
          </table:table-cell>
          <table:table-cell office:value-type="string">
            <text:p>ул. Красных партизан, 74</text:p>
          </table:table-cell>
          <table:table-cell office:value-type="float" office:value="345679318">
            <text:p>345679318</text:p>
          </table:table-cell>
          <table:table-cell office:value-type="float" office:value="297564358985">
            <text:p>297564358985</text:p>
          </table:table-cell>
          <table:table-cell office:value-type="float" office:value="4679285316532">
            <text:p>4679285316532</text:p>
          </table:table-cell>
          <table:table-cell/>
        </table:table-row>
        <table:table-row table:style-name="ro2">
          <table:table-cell office:value-type="float" office:value="756984255039">
            <text:p>756984255039</text:p>
          </table:table-cell>
          <table:table-cell office:value-type="string">
            <text:p>ООО</text:p>
          </table:table-cell>
          <table:table-cell office:value-type="string">
            <text:p>Стиль</text:p>
          </table:table-cell>
          <table:table-cell office:value-type="string">
            <text:p>ул. Красных партизан, 75</text:p>
          </table:table-cell>
          <table:table-cell office:value-type="float" office:value="345679319">
            <text:p>345679319</text:p>
          </table:table-cell>
          <table:table-cell office:value-type="float" office:value="297564358986">
            <text:p>297564358986</text:p>
          </table:table-cell>
          <table:table-cell office:value-type="float" office:value="4679285316533">
            <text:p>4679285316533</text:p>
          </table:table-cell>
          <table:table-cell/>
        </table:table-row>
        <table:table-row table:style-name="ro2">
          <table:table-cell office:value-type="float" office:value="756984255040">
            <text:p>756984255040</text:p>
          </table:table-cell>
          <table:table-cell office:value-type="string">
            <text:p>ЧП</text:p>
          </table:table-cell>
          <table:table-cell office:value-type="string">
            <text:p>Заря</text:p>
          </table:table-cell>
          <table:table-cell office:value-type="string">
            <text:p>ул. Красных партизан, 76</text:p>
          </table:table-cell>
          <table:table-cell office:value-type="float" office:value="345679320">
            <text:p>345679320</text:p>
          </table:table-cell>
          <table:table-cell office:value-type="float" office:value="297564358987">
            <text:p>297564358987</text:p>
          </table:table-cell>
          <table:table-cell office:value-type="float" office:value="4679285316534">
            <text:p>4679285316534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5041">
            <text:p>756984255041</text:p>
          </table:table-cell>
          <table:table-cell office:value-type="string">
            <text:p>ЧУП</text:p>
          </table:table-cell>
          <table:table-cell office:value-type="string">
            <text:p>Новые решения</text:p>
          </table:table-cell>
          <table:table-cell office:value-type="string">
            <text:p>ул. Красных партизан, 77</text:p>
          </table:table-cell>
          <table:table-cell office:value-type="float" office:value="345679321">
            <text:p>345679321</text:p>
          </table:table-cell>
          <table:table-cell office:value-type="float" office:value="297564358988">
            <text:p>297564358988</text:p>
          </table:table-cell>
          <table:table-cell office:value-type="float" office:value="4679285316535">
            <text:p>4679285316535</text:p>
          </table:table-cell>
          <table:table-cell/>
        </table:table-row>
        <table:table-row table:style-name="ro2">
          <table:table-cell office:value-type="float" office:value="756984255042">
            <text:p>756984255042</text:p>
          </table:table-cell>
          <table:table-cell office:value-type="string">
            <text:p>ЧП</text:p>
          </table:table-cell>
          <table:table-cell office:value-type="string">
            <text:p>Оченьмногобукввэтомназваниифирмычтопрямнепомещается</text:p>
          </table:table-cell>
          <table:table-cell office:value-type="string">
            <text:p>ул. Красных партизан, 78</text:p>
          </table:table-cell>
          <table:table-cell office:value-type="float" office:value="345679322">
            <text:p>345679322</text:p>
          </table:table-cell>
          <table:table-cell office:value-type="float" office:value="297564358989">
            <text:p>297564358989</text:p>
          </table:table-cell>
          <table:table-cell office:value-type="float" office:value="4679285316536">
            <text:p>4679285316536</text:p>
          </table:table-cell>
          <table:table-cell/>
        </table:table-row>
        <table:table-row table:style-name="ro2">
          <table:table-cell office:value-type="float" office:value="756984255043">
            <text:p>756984255043</text:p>
          </table:table-cell>
          <table:table-cell office:value-type="string">
            <text:p>ООО</text:p>
          </table:table-cell>
          <table:table-cell office:value-type="string">
            <text:p>Абвгдейка</text:p>
          </table:table-cell>
          <table:table-cell office:value-type="string">
            <text:p>ул. Красных партизан, 79</text:p>
          </table:table-cell>
          <table:table-cell office:value-type="float" office:value="345679323">
            <text:p>345679323</text:p>
          </table:table-cell>
          <table:table-cell office:value-type="float" office:value="297564358990">
            <text:p>297564358990</text:p>
          </table:table-cell>
          <table:table-cell office:value-type="float" office:value="4679285316537">
            <text:p>4679285316537</text:p>
          </table:table-cell>
          <table:table-cell/>
        </table:table-row>
        <table:table-row table:style-name="ro2">
          <table:table-cell office:value-type="float" office:value="756984255044">
            <text:p>756984255044</text:p>
          </table:table-cell>
          <table:table-cell office:value-type="string">
            <text:p>ООО</text:p>
          </table:table-cell>
          <table:table-cell office:value-type="string">
            <text:p>Стиль</text:p>
          </table:table-cell>
          <table:table-cell office:value-type="string">
            <text:p>ул. Красных партизан, 80</text:p>
          </table:table-cell>
          <table:table-cell office:value-type="float" office:value="345679324">
            <text:p>345679324</text:p>
          </table:table-cell>
          <table:table-cell office:value-type="float" office:value="297564358991">
            <text:p>297564358991</text:p>
          </table:table-cell>
          <table:table-cell office:value-type="float" office:value="4679285316538">
            <text:p>4679285316538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5045">
            <text:p>756984255045</text:p>
          </table:table-cell>
          <table:table-cell office:value-type="string">
            <text:p>ЧП</text:p>
          </table:table-cell>
          <table:table-cell office:value-type="string">
            <text:p>Заря</text:p>
          </table:table-cell>
          <table:table-cell office:value-type="string">
            <text:p>ул. Красных партизан, 81</text:p>
          </table:table-cell>
          <table:table-cell office:value-type="float" office:value="345679325">
            <text:p>345679325</text:p>
          </table:table-cell>
          <table:table-cell office:value-type="float" office:value="297564358992">
            <text:p>297564358992</text:p>
          </table:table-cell>
          <table:table-cell office:value-type="float" office:value="4679285316539">
            <text:p>4679285316539</text:p>
          </table:table-cell>
          <table:table-cell/>
        </table:table-row>
        <table:table-row table:style-name="ro2">
          <table:table-cell office:value-type="float" office:value="756984255046">
            <text:p>756984255046</text:p>
          </table:table-cell>
          <table:table-cell office:value-type="string">
            <text:p>ЧУП</text:p>
          </table:table-cell>
          <table:table-cell office:value-type="string">
            <text:p>Новые решения</text:p>
          </table:table-cell>
          <table:table-cell office:value-type="string">
            <text:p>ул. Красных партизан, 82</text:p>
          </table:table-cell>
          <table:table-cell office:value-type="float" office:value="345679326">
            <text:p>345679326</text:p>
          </table:table-cell>
          <table:table-cell office:value-type="float" office:value="297564358993">
            <text:p>297564358993</text:p>
          </table:table-cell>
          <table:table-cell office:value-type="float" office:value="4679285316540">
            <text:p>4679285316540</text:p>
          </table:table-cell>
          <table:table-cell/>
        </table:table-row>
        <table:table-row table:style-name="ro2">
          <table:table-cell office:value-type="float" office:value="756984255047">
            <text:p>756984255047</text:p>
          </table:table-cell>
          <table:table-cell office:value-type="string">
            <text:p>ЧП</text:p>
          </table:table-cell>
          <table:table-cell office:value-type="string">
            <text:p>Оченьмногобукввэтомназваниифирмычтопрямнепомещается</text:p>
          </table:table-cell>
          <table:table-cell office:value-type="string">
            <text:p>ул. Красных партизан, 83</text:p>
          </table:table-cell>
          <table:table-cell office:value-type="float" office:value="345679327">
            <text:p>345679327</text:p>
          </table:table-cell>
          <table:table-cell office:value-type="float" office:value="297564358994">
            <text:p>297564358994</text:p>
          </table:table-cell>
          <table:table-cell office:value-type="float" office:value="4679285316541">
            <text:p>4679285316541</text:p>
          </table:table-cell>
          <table:table-cell/>
        </table:table-row>
        <table:table-row table:style-name="ro2">
          <table:table-cell office:value-type="float" office:value="756984255048">
            <text:p>756984255048</text:p>
          </table:table-cell>
          <table:table-cell office:value-type="string">
            <text:p>ООО</text:p>
          </table:table-cell>
          <table:table-cell office:value-type="string">
            <text:p>Абвгдейка</text:p>
          </table:table-cell>
          <table:table-cell office:value-type="string">
            <text:p>ул. Красных партизан, 84</text:p>
          </table:table-cell>
          <table:table-cell office:value-type="float" office:value="345679328">
            <text:p>345679328</text:p>
          </table:table-cell>
          <table:table-cell office:value-type="float" office:value="297564358995">
            <text:p>297564358995</text:p>
          </table:table-cell>
          <table:table-cell office:value-type="float" office:value="4679285316542">
            <text:p>4679285316542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5049">
            <text:p>756984255049</text:p>
          </table:table-cell>
          <table:table-cell office:value-type="string">
            <text:p>ООО</text:p>
          </table:table-cell>
          <table:table-cell office:value-type="string">
            <text:p>Стиль</text:p>
          </table:table-cell>
          <table:table-cell office:value-type="string">
            <text:p>ул. Красных партизан, 85</text:p>
          </table:table-cell>
          <table:table-cell office:value-type="float" office:value="345679329">
            <text:p>345679329</text:p>
          </table:table-cell>
          <table:table-cell office:value-type="float" office:value="297564358996">
            <text:p>297564358996</text:p>
          </table:table-cell>
          <table:table-cell office:value-type="float" office:value="4679285316543">
            <text:p>4679285316543</text:p>
          </table:table-cell>
          <table:table-cell/>
        </table:table-row>
        <table:table-row table:style-name="ro2">
          <table:table-cell office:value-type="float" office:value="756984255050">
            <text:p>756984255050</text:p>
          </table:table-cell>
          <table:table-cell office:value-type="string">
            <text:p>ЧП</text:p>
          </table:table-cell>
          <table:table-cell office:value-type="string">
            <text:p>Заря</text:p>
          </table:table-cell>
          <table:table-cell office:value-type="string">
            <text:p>ул. Красных партизан, 86</text:p>
          </table:table-cell>
          <table:table-cell office:value-type="float" office:value="345679330">
            <text:p>345679330</text:p>
          </table:table-cell>
          <table:table-cell office:value-type="float" office:value="297564358997">
            <text:p>297564358997</text:p>
          </table:table-cell>
          <table:table-cell office:value-type="float" office:value="4679285316544">
            <text:p>4679285316544</text:p>
          </table:table-cell>
          <table:table-cell/>
        </table:table-row>
        <table:table-row table:style-name="ro2">
          <table:table-cell office:value-type="float" office:value="756984255051">
            <text:p>756984255051</text:p>
          </table:table-cell>
          <table:table-cell office:value-type="string">
            <text:p>ЧУП</text:p>
          </table:table-cell>
          <table:table-cell office:value-type="string">
            <text:p>Новые решения</text:p>
          </table:table-cell>
          <table:table-cell office:value-type="string">
            <text:p>ул. Красных партизан, 87</text:p>
          </table:table-cell>
          <table:table-cell office:value-type="float" office:value="345679331">
            <text:p>345679331</text:p>
          </table:table-cell>
          <table:table-cell office:value-type="float" office:value="297564358998">
            <text:p>297564358998</text:p>
          </table:table-cell>
          <table:table-cell office:value-type="float" office:value="4679285316545">
            <text:p>4679285316545</text:p>
          </table:table-cell>
          <table:table-cell/>
        </table:table-row>
        <table:table-row table:style-name="ro2">
          <table:table-cell office:value-type="float" office:value="756984255052">
            <text:p>756984255052</text:p>
          </table:table-cell>
          <table:table-cell office:value-type="string">
            <text:p>ЧП</text:p>
          </table:table-cell>
          <table:table-cell office:value-type="string">
            <text:p>Оченьмногобукввэтомназваниифирмычтопрямнепомещается</text:p>
          </table:table-cell>
          <table:table-cell office:value-type="string">
            <text:p>ул. Красных партизан, 88</text:p>
          </table:table-cell>
          <table:table-cell office:value-type="float" office:value="345679332">
            <text:p>345679332</text:p>
          </table:table-cell>
          <table:table-cell office:value-type="float" office:value="297564358999">
            <text:p>297564358999</text:p>
          </table:table-cell>
          <table:table-cell office:value-type="float" office:value="4679285316546">
            <text:p>4679285316546</text:p>
          </table:table-cell>
          <table:table-cell/>
        </table:table-row>
        <table:table-row table:style-name="ro2">
          <table:table-cell office:value-type="float" office:value="756984255053">
            <text:p>756984255053</text:p>
          </table:table-cell>
          <table:table-cell office:value-type="string">
            <text:p>ООО</text:p>
          </table:table-cell>
          <table:table-cell office:value-type="string">
            <text:p>Абвгдейка</text:p>
          </table:table-cell>
          <table:table-cell office:value-type="string">
            <text:p>ул. Красных партизан, 89</text:p>
          </table:table-cell>
          <table:table-cell office:value-type="float" office:value="345679333">
            <text:p>345679333</text:p>
          </table:table-cell>
          <table:table-cell office:value-type="float" office:value="297564359000">
            <text:p>297564359000</text:p>
          </table:table-cell>
          <table:table-cell office:value-type="float" office:value="4679285316547">
            <text:p>4679285316547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5054">
            <text:p>756984255054</text:p>
          </table:table-cell>
          <table:table-cell office:value-type="string">
            <text:p>ООО</text:p>
          </table:table-cell>
          <table:table-cell office:value-type="string">
            <text:p>Стиль</text:p>
          </table:table-cell>
          <table:table-cell office:value-type="string">
            <text:p>ул. Красных партизан, 90</text:p>
          </table:table-cell>
          <table:table-cell office:value-type="float" office:value="345679334">
            <text:p>345679334</text:p>
          </table:table-cell>
          <table:table-cell office:value-type="float" office:value="297564359001">
            <text:p>297564359001</text:p>
          </table:table-cell>
          <table:table-cell office:value-type="float" office:value="4679285316548">
            <text:p>4679285316548</text:p>
          </table:table-cell>
          <table:table-cell/>
        </table:table-row>
        <table:table-row table:style-name="ro2">
          <table:table-cell office:value-type="float" office:value="756984255055">
            <text:p>756984255055</text:p>
          </table:table-cell>
          <table:table-cell office:value-type="string">
            <text:p>ЧП</text:p>
          </table:table-cell>
          <table:table-cell office:value-type="string">
            <text:p>Абвгдейка</text:p>
          </table:table-cell>
          <table:table-cell office:value-type="string">
            <text:p>ул. Красных партизан, 91</text:p>
          </table:table-cell>
          <table:table-cell office:value-type="float" office:value="345679335">
            <text:p>345679335</text:p>
          </table:table-cell>
          <table:table-cell office:value-type="float" office:value="297564359002">
            <text:p>297564359002</text:p>
          </table:table-cell>
          <table:table-cell office:value-type="float" office:value="4679285316549">
            <text:p>4679285316549</text:p>
          </table:table-cell>
          <table:table-cell/>
        </table:table-row>
        <table:table-row table:style-name="ro2">
          <table:table-cell office:value-type="float" office:value="756984255056">
            <text:p>756984255056</text:p>
          </table:table-cell>
          <table:table-cell office:value-type="string">
            <text:p>ЧУП</text:p>
          </table:table-cell>
          <table:table-cell office:value-type="string">
            <text:p>Стиль</text:p>
          </table:table-cell>
          <table:table-cell office:value-type="string">
            <text:p>ул. Красных партизан, 92</text:p>
          </table:table-cell>
          <table:table-cell office:value-type="float" office:value="345679336">
            <text:p>345679336</text:p>
          </table:table-cell>
          <table:table-cell office:value-type="float" office:value="297564359003">
            <text:p>297564359003</text:p>
          </table:table-cell>
          <table:table-cell office:value-type="float" office:value="4679285316550">
            <text:p>4679285316550</text:p>
          </table:table-cell>
          <table:table-cell/>
        </table:table-row>
        <table:table-row table:style-name="ro2">
          <table:table-cell office:value-type="float" office:value="756984255057">
            <text:p>756984255057</text:p>
          </table:table-cell>
          <table:table-cell office:value-type="string">
            <text:p>ЧП</text:p>
          </table:table-cell>
          <table:table-cell office:value-type="string">
            <text:p>Заря</text:p>
          </table:table-cell>
          <table:table-cell office:value-type="string">
            <text:p>ул. Красных партизан, 93</text:p>
          </table:table-cell>
          <table:table-cell office:value-type="float" office:value="345679337">
            <text:p>345679337</text:p>
          </table:table-cell>
          <table:table-cell office:value-type="float" office:value="297564359004">
            <text:p>297564359004</text:p>
          </table:table-cell>
          <table:table-cell office:value-type="float" office:value="4679285316551">
            <text:p>4679285316551</text:p>
          </table:table-cell>
          <table:table-cell/>
        </table:table-row>
        <table:table-row table:style-name="ro2">
          <table:table-cell office:value-type="float" office:value="756984255058">
            <text:p>756984255058</text:p>
          </table:table-cell>
          <table:table-cell office:value-type="string">
            <text:p>ООО</text:p>
          </table:table-cell>
          <table:table-cell office:value-type="string">
            <text:p>Новые решения</text:p>
          </table:table-cell>
          <table:table-cell office:value-type="string">
            <text:p>ул. Красных партизан, 94</text:p>
          </table:table-cell>
          <table:table-cell office:value-type="float" office:value="345679338">
            <text:p>345679338</text:p>
          </table:table-cell>
          <table:table-cell office:value-type="float" office:value="297564359005">
            <text:p>297564359005</text:p>
          </table:table-cell>
          <table:table-cell office:value-type="float" office:value="4679285316552">
            <text:p>4679285316552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5059">
            <text:p>756984255059</text:p>
          </table:table-cell>
          <table:table-cell office:value-type="string">
            <text:p>ООО</text:p>
          </table:table-cell>
          <table:table-cell office:value-type="string">
            <text:p>Оченьмногобукввэтомназваниифирмычтопрямнепомещается</text:p>
          </table:table-cell>
          <table:table-cell office:value-type="string">
            <text:p>ул. Красных партизан, 95</text:p>
          </table:table-cell>
          <table:table-cell office:value-type="float" office:value="345679339">
            <text:p>345679339</text:p>
          </table:table-cell>
          <table:table-cell office:value-type="float" office:value="297564359006">
            <text:p>297564359006</text:p>
          </table:table-cell>
          <table:table-cell office:value-type="float" office:value="4679285316553">
            <text:p>4679285316553</text:p>
          </table:table-cell>
          <table:table-cell/>
        </table:table-row>
        <table:table-row table:style-name="ro2">
          <table:table-cell office:value-type="float" office:value="756984255060">
            <text:p>756984255060</text:p>
          </table:table-cell>
          <table:table-cell office:value-type="string">
            <text:p>ЧП</text:p>
          </table:table-cell>
          <table:table-cell office:value-type="string">
            <text:p>Абвгдейка</text:p>
          </table:table-cell>
          <table:table-cell office:value-type="string">
            <text:p>ул. Красных партизан, 96</text:p>
          </table:table-cell>
          <table:table-cell office:value-type="float" office:value="345679340">
            <text:p>345679340</text:p>
          </table:table-cell>
          <table:table-cell office:value-type="float" office:value="297564359007">
            <text:p>297564359007</text:p>
          </table:table-cell>
          <table:table-cell office:value-type="float" office:value="4679285316554">
            <text:p>4679285316554</text:p>
          </table:table-cell>
          <table:table-cell/>
        </table:table-row>
        <table:table-row table:style-name="ro2">
          <table:table-cell office:value-type="float" office:value="756984255061">
            <text:p>756984255061</text:p>
          </table:table-cell>
          <table:table-cell office:value-type="string">
            <text:p>ЧУП</text:p>
          </table:table-cell>
          <table:table-cell office:value-type="string">
            <text:p>Стиль</text:p>
          </table:table-cell>
          <table:table-cell office:value-type="string">
            <text:p>ул. Красных партизан, 97</text:p>
          </table:table-cell>
          <table:table-cell office:value-type="float" office:value="345679341">
            <text:p>345679341</text:p>
          </table:table-cell>
          <table:table-cell office:value-type="float" office:value="297564359008">
            <text:p>297564359008</text:p>
          </table:table-cell>
          <table:table-cell office:value-type="float" office:value="4679285316555">
            <text:p>4679285316555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5062">
            <text:p>756984255062</text:p>
          </table:table-cell>
          <table:table-cell office:value-type="string">
            <text:p>ЧП</text:p>
          </table:table-cell>
          <table:table-cell office:value-type="string">
            <text:p>Заря</text:p>
          </table:table-cell>
          <table:table-cell office:value-type="string">
            <text:p>ул. Красных партизан, 98</text:p>
          </table:table-cell>
          <table:table-cell office:value-type="float" office:value="345679342">
            <text:p>345679342</text:p>
          </table:table-cell>
          <table:table-cell office:value-type="float" office:value="297564359009">
            <text:p>297564359009</text:p>
          </table:table-cell>
          <table:table-cell office:value-type="float" office:value="4679285316556">
            <text:p>4679285316556</text:p>
          </table:table-cell>
          <table:table-cell/>
        </table:table-row>
        <table:table-row table:style-name="ro2">
          <table:table-cell office:value-type="float" office:value="756984255063">
            <text:p>756984255063</text:p>
          </table:table-cell>
          <table:table-cell office:value-type="string">
            <text:p>ООО</text:p>
          </table:table-cell>
          <table:table-cell office:value-type="string">
            <text:p>Новые решения</text:p>
          </table:table-cell>
          <table:table-cell office:value-type="string">
            <text:p>ул. Красных партизан, 99</text:p>
          </table:table-cell>
          <table:table-cell office:value-type="float" office:value="345679343">
            <text:p>345679343</text:p>
          </table:table-cell>
          <table:table-cell office:value-type="float" office:value="297564359010">
            <text:p>297564359010</text:p>
          </table:table-cell>
          <table:table-cell office:value-type="float" office:value="4679285316557">
            <text:p>4679285316557</text:p>
          </table:table-cell>
          <table:table-cell/>
        </table:table-row>
        <table:table-row table:style-name="ro2">
          <table:table-cell office:value-type="float" office:value="756984255064">
            <text:p>756984255064</text:p>
          </table:table-cell>
          <table:table-cell office:value-type="string">
            <text:p>ООО</text:p>
          </table:table-cell>
          <table:table-cell office:value-type="string">
            <text:p>Оченьмногобукввэтомназваниифирмычтопрямнепомещается</text:p>
          </table:table-cell>
          <table:table-cell office:value-type="string">
            <text:p>ул. Красных партизан, 100</text:p>
          </table:table-cell>
          <table:table-cell office:value-type="float" office:value="345679344">
            <text:p>345679344</text:p>
          </table:table-cell>
          <table:table-cell office:value-type="float" office:value="297564359011">
            <text:p>297564359011</text:p>
          </table:table-cell>
          <table:table-cell office:value-type="float" office:value="4679285316558">
            <text:p>4679285316558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5065">
            <text:p>756984255065</text:p>
          </table:table-cell>
          <table:table-cell office:value-type="string">
            <text:p>ЧП</text:p>
          </table:table-cell>
          <table:table-cell office:value-type="string">
            <text:p>Абвгдейка</text:p>
          </table:table-cell>
          <table:table-cell office:value-type="string">
            <text:p>ул. Красных партизан, 101</text:p>
          </table:table-cell>
          <table:table-cell office:value-type="float" office:value="345679345">
            <text:p>345679345</text:p>
          </table:table-cell>
          <table:table-cell office:value-type="float" office:value="297564359012">
            <text:p>297564359012</text:p>
          </table:table-cell>
          <table:table-cell office:value-type="float" office:value="4679285316559">
            <text:p>4679285316559</text:p>
          </table:table-cell>
          <table:table-cell/>
        </table:table-row>
        <table:table-row table:style-name="ro2">
          <table:table-cell office:value-type="float" office:value="756984255066">
            <text:p>756984255066</text:p>
          </table:table-cell>
          <table:table-cell office:value-type="string">
            <text:p>ЧУП</text:p>
          </table:table-cell>
          <table:table-cell office:value-type="string">
            <text:p>Стиль</text:p>
          </table:table-cell>
          <table:table-cell office:value-type="string">
            <text:p>ул. Красных партизан, 102</text:p>
          </table:table-cell>
          <table:table-cell office:value-type="float" office:value="345679346">
            <text:p>345679346</text:p>
          </table:table-cell>
          <table:table-cell office:value-type="float" office:value="297564359013">
            <text:p>297564359013</text:p>
          </table:table-cell>
          <table:table-cell office:value-type="float" office:value="4679285316560">
            <text:p>4679285316560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5067">
            <text:p>756984255067</text:p>
          </table:table-cell>
          <table:table-cell office:value-type="string">
            <text:p>ЧП</text:p>
          </table:table-cell>
          <table:table-cell office:value-type="string">
            <text:p>Заря</text:p>
          </table:table-cell>
          <table:table-cell office:value-type="string">
            <text:p>ул. Красных партизан, 103</text:p>
          </table:table-cell>
          <table:table-cell office:value-type="float" office:value="345679347">
            <text:p>345679347</text:p>
          </table:table-cell>
          <table:table-cell office:value-type="float" office:value="297564359014">
            <text:p>297564359014</text:p>
          </table:table-cell>
          <table:table-cell office:value-type="float" office:value="4679285316561">
            <text:p>4679285316561</text:p>
          </table:table-cell>
          <table:table-cell/>
        </table:table-row>
        <table:table-row table:style-name="ro2">
          <table:table-cell office:value-type="float" office:value="756984255068">
            <text:p>756984255068</text:p>
          </table:table-cell>
          <table:table-cell office:value-type="string">
            <text:p>ООО</text:p>
          </table:table-cell>
          <table:table-cell office:value-type="string">
            <text:p>Новые решения</text:p>
          </table:table-cell>
          <table:table-cell office:value-type="string">
            <text:p>ул. Красных партизан, 104</text:p>
          </table:table-cell>
          <table:table-cell office:value-type="float" office:value="345679348">
            <text:p>345679348</text:p>
          </table:table-cell>
          <table:table-cell office:value-type="float" office:value="297564359015">
            <text:p>297564359015</text:p>
          </table:table-cell>
          <table:table-cell office:value-type="float" office:value="4679285316562">
            <text:p>4679285316562</text:p>
          </table:table-cell>
          <table:table-cell/>
        </table:table-row>
        <table:table-row table:style-name="ro2">
          <table:table-cell office:value-type="float" office:value="756984255069">
            <text:p>756984255069</text:p>
          </table:table-cell>
          <table:table-cell office:value-type="string">
            <text:p>ООО</text:p>
          </table:table-cell>
          <table:table-cell office:value-type="string">
            <text:p>Оченьмногобукввэтомназваниифирмычтопрямнепомещается</text:p>
          </table:table-cell>
          <table:table-cell office:value-type="string">
            <text:p>ул. Красных партизан, 105</text:p>
          </table:table-cell>
          <table:table-cell office:value-type="float" office:value="345679349">
            <text:p>345679349</text:p>
          </table:table-cell>
          <table:table-cell office:value-type="float" office:value="297564359016">
            <text:p>297564359016</text:p>
          </table:table-cell>
          <table:table-cell office:value-type="float" office:value="4679285316563">
            <text:p>4679285316563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5070">
            <text:p>756984255070</text:p>
          </table:table-cell>
          <table:table-cell office:value-type="string">
            <text:p>ЧП</text:p>
          </table:table-cell>
          <table:table-cell office:value-type="string">
            <text:p>Абвгдейка</text:p>
          </table:table-cell>
          <table:table-cell office:value-type="string">
            <text:p>ул. Красных партизан, 106</text:p>
          </table:table-cell>
          <table:table-cell office:value-type="float" office:value="345679350">
            <text:p>345679350</text:p>
          </table:table-cell>
          <table:table-cell office:value-type="float" office:value="297564359017">
            <text:p>297564359017</text:p>
          </table:table-cell>
          <table:table-cell office:value-type="float" office:value="4679285316564">
            <text:p>4679285316564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5071">
            <text:p>756984255071</text:p>
          </table:table-cell>
          <table:table-cell office:value-type="string">
            <text:p>ЧУП</text:p>
          </table:table-cell>
          <table:table-cell office:value-type="string">
            <text:p>Стиль</text:p>
          </table:table-cell>
          <table:table-cell office:value-type="string">
            <text:p>ул. Красных партизан, 107</text:p>
          </table:table-cell>
          <table:table-cell office:value-type="float" office:value="345679351">
            <text:p>345679351</text:p>
          </table:table-cell>
          <table:table-cell office:value-type="float" office:value="297564359018">
            <text:p>297564359018</text:p>
          </table:table-cell>
          <table:table-cell office:value-type="float" office:value="4679285316565">
            <text:p>4679285316565</text:p>
          </table:table-cell>
          <table:table-cell/>
        </table:table-row>
        <table:table-row table:style-name="ro2">
          <table:table-cell office:value-type="float" office:value="756984255072">
            <text:p>756984255072</text:p>
          </table:table-cell>
          <table:table-cell office:value-type="string">
            <text:p>ЧП</text:p>
          </table:table-cell>
          <table:table-cell office:value-type="string">
            <text:p>Заря</text:p>
          </table:table-cell>
          <table:table-cell office:value-type="string">
            <text:p>ул. Красных партизан, 108</text:p>
          </table:table-cell>
          <table:table-cell office:value-type="float" office:value="345679352">
            <text:p>345679352</text:p>
          </table:table-cell>
          <table:table-cell office:value-type="float" office:value="297564359019">
            <text:p>297564359019</text:p>
          </table:table-cell>
          <table:table-cell office:value-type="float" office:value="4679285316566">
            <text:p>4679285316566</text:p>
          </table:table-cell>
          <table:table-cell/>
        </table:table-row>
        <table:table-row table:style-name="ro2">
          <table:table-cell office:value-type="float" office:value="756984255073">
            <text:p>756984255073</text:p>
          </table:table-cell>
          <table:table-cell office:value-type="string">
            <text:p>ООО</text:p>
          </table:table-cell>
          <table:table-cell office:value-type="string">
            <text:p>Новые решения</text:p>
          </table:table-cell>
          <table:table-cell office:value-type="string">
            <text:p>ул. Красных партизан, 109</text:p>
          </table:table-cell>
          <table:table-cell office:value-type="float" office:value="345679353">
            <text:p>345679353</text:p>
          </table:table-cell>
          <table:table-cell office:value-type="float" office:value="297564359020">
            <text:p>297564359020</text:p>
          </table:table-cell>
          <table:table-cell office:value-type="float" office:value="4679285316567">
            <text:p>4679285316567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5074">
            <text:p>756984255074</text:p>
          </table:table-cell>
          <table:table-cell office:value-type="string">
            <text:p>ООО</text:p>
          </table:table-cell>
          <table:table-cell office:value-type="string">
            <text:p>Оченьмногобукввэтомназваниифирмычтопрямнепомещается</text:p>
          </table:table-cell>
          <table:table-cell office:value-type="string">
            <text:p>ул. Красных партизан, 110</text:p>
          </table:table-cell>
          <table:table-cell office:value-type="float" office:value="345679354">
            <text:p>345679354</text:p>
          </table:table-cell>
          <table:table-cell office:value-type="float" office:value="297564359021">
            <text:p>297564359021</text:p>
          </table:table-cell>
          <table:table-cell office:value-type="float" office:value="4679285316568">
            <text:p>4679285316568</text:p>
          </table:table-cell>
          <table:table-cell/>
        </table:table-row>
        <table:table-row table:style-name="ro2">
          <table:table-cell office:value-type="float" office:value="756984255075">
            <text:p>756984255075</text:p>
          </table:table-cell>
          <table:table-cell office:value-type="string">
            <text:p>ЧП</text:p>
          </table:table-cell>
          <table:table-cell office:value-type="string">
            <text:p>Абвгдейка</text:p>
          </table:table-cell>
          <table:table-cell office:value-type="string">
            <text:p>ул. Красных партизан, 111</text:p>
          </table:table-cell>
          <table:table-cell office:value-type="float" office:value="345679355">
            <text:p>345679355</text:p>
          </table:table-cell>
          <table:table-cell office:value-type="float" office:value="297564359022">
            <text:p>297564359022</text:p>
          </table:table-cell>
          <table:table-cell office:value-type="float" office:value="4679285316569">
            <text:p>4679285316569</text:p>
          </table:table-cell>
          <table:table-cell/>
        </table:table-row>
        <table:table-row table:style-name="ro2">
          <table:table-cell office:value-type="float" office:value="756984255076">
            <text:p>756984255076</text:p>
          </table:table-cell>
          <table:table-cell office:value-type="string">
            <text:p>ЧУП</text:p>
          </table:table-cell>
          <table:table-cell office:value-type="string">
            <text:p>Стиль</text:p>
          </table:table-cell>
          <table:table-cell office:value-type="string">
            <text:p>ул. Красных партизан, 112</text:p>
          </table:table-cell>
          <table:table-cell office:value-type="float" office:value="345679356">
            <text:p>345679356</text:p>
          </table:table-cell>
          <table:table-cell office:value-type="float" office:value="297564359023">
            <text:p>297564359023</text:p>
          </table:table-cell>
          <table:table-cell office:value-type="float" office:value="4679285316570">
            <text:p>4679285316570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5077">
            <text:p>756984255077</text:p>
          </table:table-cell>
          <table:table-cell office:value-type="string">
            <text:p>ЧП</text:p>
          </table:table-cell>
          <table:table-cell office:value-type="string">
            <text:p>Заря</text:p>
          </table:table-cell>
          <table:table-cell office:value-type="string">
            <text:p>ул. Красных партизан, 113</text:p>
          </table:table-cell>
          <table:table-cell office:value-type="float" office:value="345679357">
            <text:p>345679357</text:p>
          </table:table-cell>
          <table:table-cell office:value-type="float" office:value="297564359024">
            <text:p>297564359024</text:p>
          </table:table-cell>
          <table:table-cell office:value-type="float" office:value="4679285316571">
            <text:p>4679285316571</text:p>
          </table:table-cell>
          <table:table-cell/>
        </table:table-row>
        <table:table-row table:style-name="ro2">
          <table:table-cell office:value-type="float" office:value="756984255078">
            <text:p>756984255078</text:p>
          </table:table-cell>
          <table:table-cell office:value-type="string">
            <text:p>ООО</text:p>
          </table:table-cell>
          <table:table-cell office:value-type="string">
            <text:p>Новые решения</text:p>
          </table:table-cell>
          <table:table-cell office:value-type="string">
            <text:p>ул. Красных партизан, 114</text:p>
          </table:table-cell>
          <table:table-cell office:value-type="float" office:value="345679358">
            <text:p>345679358</text:p>
          </table:table-cell>
          <table:table-cell office:value-type="float" office:value="297564359025">
            <text:p>297564359025</text:p>
          </table:table-cell>
          <table:table-cell office:value-type="float" office:value="4679285316572">
            <text:p>4679285316572</text:p>
          </table:table-cell>
          <table:table-cell/>
        </table:table-row>
        <table:table-row table:style-name="ro2">
          <table:table-cell office:value-type="float" office:value="756984255079">
            <text:p>756984255079</text:p>
          </table:table-cell>
          <table:table-cell office:value-type="string">
            <text:p>ЧП</text:p>
          </table:table-cell>
          <table:table-cell office:value-type="string">
            <text:p>Оченьмногобукввэтомназваниифирмычтопрямнепомещается</text:p>
          </table:table-cell>
          <table:table-cell office:value-type="string">
            <text:p>ул. Красных партизан, 115</text:p>
          </table:table-cell>
          <table:table-cell office:value-type="float" office:value="345679359">
            <text:p>345679359</text:p>
          </table:table-cell>
          <table:table-cell office:value-type="float" office:value="297564359026">
            <text:p>297564359026</text:p>
          </table:table-cell>
          <table:table-cell office:value-type="float" office:value="4679285316573">
            <text:p>4679285316573</text:p>
          </table:table-cell>
          <table:table-cell/>
        </table:table-row>
        <table:table-row table:style-name="ro2">
          <table:table-cell office:value-type="float" office:value="756984255080">
            <text:p>756984255080</text:p>
          </table:table-cell>
          <table:table-cell office:value-type="string">
            <text:p>ЧУП</text:p>
          </table:table-cell>
          <table:table-cell office:value-type="string">
            <text:p>Абвгдейка</text:p>
          </table:table-cell>
          <table:table-cell office:value-type="string">
            <text:p>ул. Красных партизан, 116</text:p>
          </table:table-cell>
          <table:table-cell office:value-type="float" office:value="345679360">
            <text:p>345679360</text:p>
          </table:table-cell>
          <table:table-cell office:value-type="float" office:value="297564359027">
            <text:p>297564359027</text:p>
          </table:table-cell>
          <table:table-cell office:value-type="float" office:value="4679285316574">
            <text:p>4679285316574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5081">
            <text:p>756984255081</text:p>
          </table:table-cell>
          <table:table-cell office:value-type="string">
            <text:p>ЧП</text:p>
          </table:table-cell>
          <table:table-cell office:value-type="string">
            <text:p>Стиль</text:p>
          </table:table-cell>
          <table:table-cell office:value-type="string">
            <text:p>ул. Красных партизан, 117</text:p>
          </table:table-cell>
          <table:table-cell office:value-type="float" office:value="345679361">
            <text:p>345679361</text:p>
          </table:table-cell>
          <table:table-cell office:value-type="float" office:value="297564359028">
            <text:p>297564359028</text:p>
          </table:table-cell>
          <table:table-cell office:value-type="float" office:value="4679285316575">
            <text:p>4679285316575</text:p>
          </table:table-cell>
          <table:table-cell/>
        </table:table-row>
        <table:table-row table:style-name="ro2">
          <table:table-cell office:value-type="float" office:value="756984255082">
            <text:p>756984255082</text:p>
          </table:table-cell>
          <table:table-cell office:value-type="string">
            <text:p>ООО</text:p>
          </table:table-cell>
          <table:table-cell office:value-type="string">
            <text:p>Заря</text:p>
          </table:table-cell>
          <table:table-cell office:value-type="string">
            <text:p>ул. Красных партизан, 118</text:p>
          </table:table-cell>
          <table:table-cell office:value-type="float" office:value="345679362">
            <text:p>345679362</text:p>
          </table:table-cell>
          <table:table-cell office:value-type="float" office:value="297564359029">
            <text:p>297564359029</text:p>
          </table:table-cell>
          <table:table-cell office:value-type="float" office:value="4679285316576">
            <text:p>4679285316576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5083">
            <text:p>756984255083</text:p>
          </table:table-cell>
          <table:table-cell office:value-type="string">
            <text:p>ООО</text:p>
          </table:table-cell>
          <table:table-cell office:value-type="string">
            <text:p>Новые решения</text:p>
          </table:table-cell>
          <table:table-cell office:value-type="string">
            <text:p>ул. Красных партизан, 119</text:p>
          </table:table-cell>
          <table:table-cell office:value-type="float" office:value="345679363">
            <text:p>345679363</text:p>
          </table:table-cell>
          <table:table-cell office:value-type="float" office:value="297564359030">
            <text:p>297564359030</text:p>
          </table:table-cell>
          <table:table-cell office:value-type="float" office:value="4679285316577">
            <text:p>4679285316577</text:p>
          </table:table-cell>
          <table:table-cell/>
        </table:table-row>
        <table:table-row table:style-name="ro2">
          <table:table-cell office:value-type="float" office:value="756984255084">
            <text:p>756984255084</text:p>
          </table:table-cell>
          <table:table-cell office:value-type="string">
            <text:p>ЧП</text:p>
          </table:table-cell>
          <table:table-cell office:value-type="string">
            <text:p>Оченьмногобукввэтомназваниифирмычтопрямнепомещается</text:p>
          </table:table-cell>
          <table:table-cell office:value-type="string">
            <text:p>ул. Красных партизан, 120</text:p>
          </table:table-cell>
          <table:table-cell office:value-type="float" office:value="345679364">
            <text:p>345679364</text:p>
          </table:table-cell>
          <table:table-cell office:value-type="float" office:value="297564359031">
            <text:p>297564359031</text:p>
          </table:table-cell>
          <table:table-cell office:value-type="float" office:value="4679285316578">
            <text:p>4679285316578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5085">
            <text:p>756984255085</text:p>
          </table:table-cell>
          <table:table-cell office:value-type="string">
            <text:p>ЧУП</text:p>
          </table:table-cell>
          <table:table-cell office:value-type="string">
            <text:p>Абвгдейка</text:p>
          </table:table-cell>
          <table:table-cell office:value-type="string">
            <text:p>ул. Красных партизан, 121</text:p>
          </table:table-cell>
          <table:table-cell office:value-type="float" office:value="345679365">
            <text:p>345679365</text:p>
          </table:table-cell>
          <table:table-cell office:value-type="float" office:value="297564359032">
            <text:p>297564359032</text:p>
          </table:table-cell>
          <table:table-cell office:value-type="float" office:value="4679285316579">
            <text:p>4679285316579</text:p>
          </table:table-cell>
          <table:table-cell/>
        </table:table-row>
        <table:table-row table:style-name="ro2">
          <table:table-cell office:value-type="float" office:value="756984255086">
            <text:p>756984255086</text:p>
          </table:table-cell>
          <table:table-cell office:value-type="string">
            <text:p>ЧП</text:p>
          </table:table-cell>
          <table:table-cell office:value-type="string">
            <text:p>Стиль</text:p>
          </table:table-cell>
          <table:table-cell office:value-type="string">
            <text:p>ул. Красных партизан, 122</text:p>
          </table:table-cell>
          <table:table-cell office:value-type="float" office:value="345679366">
            <text:p>345679366</text:p>
          </table:table-cell>
          <table:table-cell office:value-type="float" office:value="297564359033">
            <text:p>297564359033</text:p>
          </table:table-cell>
          <table:table-cell office:value-type="float" office:value="4679285316580">
            <text:p>4679285316580</text:p>
          </table:table-cell>
          <table:table-cell/>
        </table:table-row>
        <table:table-row table:style-name="ro2">
          <table:table-cell office:value-type="float" office:value="756984255087">
            <text:p>756984255087</text:p>
          </table:table-cell>
          <table:table-cell office:value-type="string">
            <text:p>ООО</text:p>
          </table:table-cell>
          <table:table-cell office:value-type="string">
            <text:p>Заря</text:p>
          </table:table-cell>
          <table:table-cell office:value-type="string">
            <text:p>ул. Красных партизан, 123</text:p>
          </table:table-cell>
          <table:table-cell office:value-type="float" office:value="345679367">
            <text:p>345679367</text:p>
          </table:table-cell>
          <table:table-cell office:value-type="float" office:value="297564359034">
            <text:p>297564359034</text:p>
          </table:table-cell>
          <table:table-cell office:value-type="float" office:value="4679285316581">
            <text:p>4679285316581</text:p>
          </table:table-cell>
          <table:table-cell office:value-type="string">
            <text:p>с</text:p>
          </table:table-cell>
        </table:table-row>
        <table:table-row table:style-name="ro2">
          <table:table-cell office:value-type="float" office:value="756984255088">
            <text:p>756984255088</text:p>
          </table:table-cell>
          <table:table-cell office:value-type="string">
            <text:p>ООО</text:p>
          </table:table-cell>
          <table:table-cell office:value-type="string">
            <text:p>Новые решения</text:p>
          </table:table-cell>
          <table:table-cell office:value-type="string">
            <text:p>ул. Красных партизан, 124</text:p>
          </table:table-cell>
          <table:table-cell office:value-type="float" office:value="345679368">
            <text:p>345679368</text:p>
          </table:table-cell>
          <table:table-cell office:value-type="float" office:value="297564359035">
            <text:p>297564359035</text:p>
          </table:table-cell>
          <table:table-cell office:value-type="float" office:value="4679285316582">
            <text:p>4679285316582</text:p>
          </table:table-cell>
          <table:table-cell/>
        </table:table-row>
        <table:table-row table:style-name="ro2">
          <table:table-cell office:value-type="float" office:value="756984255089">
            <text:p>756984255089</text:p>
          </table:table-cell>
          <table:table-cell office:value-type="string">
            <text:p>ЧП</text:p>
          </table:table-cell>
          <table:table-cell office:value-type="string">
            <text:p>Оченьмногобукввэтомназваниифирмычтопрямнепомещается</text:p>
          </table:table-cell>
          <table:table-cell office:value-type="string">
            <text:p>ул. Красных партизан, 125</text:p>
          </table:table-cell>
          <table:table-cell office:value-type="float" office:value="345679369">
            <text:p>345679369</text:p>
          </table:table-cell>
          <table:table-cell office:value-type="float" office:value="297564359036">
            <text:p>297564359036</text:p>
          </table:table-cell>
          <table:table-cell office:value-type="float" office:value="4679285316583">
            <text:p>4679285316583</text:p>
          </table:table-cell>
          <table:table-cell office:value-type="string">
            <text:p>с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pol user</meta:initial-creator>
    <meta:creation-date>2013-06-13T09:41:53</meta:creation-date>
    <dc:date>2013-06-13T12:00:23</dc:date>
    <dc:creator>Ericpol user</dc:creator>
    <meta:editing-duration>PT2H15M25S</meta:editing-duration>
    <meta:editing-cycles>2</meta:editing-cycles>
    <meta:generator>LibreOffice/4.0.0.3$Linux_x86 LibreOffice_project/7545bee9c2a0782548772a21bc84a9dcc583b89</meta:generator>
    <meta:document-statistic meta:table-count="1" meta:cell-count="934" meta:object-count="0"/>
  </office:meta>
</office:document-meta>
</file>